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0166482523020789" calcext:value-type="float">
            <text:p>-0.016648252302079</text:p>
          </table:table-cell>
          <table:table-cell office:value-type="float" office:value="-0.0437760013078908" calcext:value-type="float">
            <text:p>-0.043776001307891</text:p>
          </table:table-cell>
          <table:table-cell table:number-columns-repeated="2" office:value-type="float" office:value="-1.75948951504322" calcext:value-type="float">
            <text:p>-1.75948951504322</text:p>
          </table:table-cell>
          <table:table-cell office:value-type="float" office:value="0.0236899781431293" calcext:value-type="float">
            <text:p>0.023689978143129</text:p>
          </table:table-cell>
          <table:table-cell table:number-columns-repeated="3" office:value-type="float" office:value="-0.0166482523020789" calcext:value-type="float">
            <text:p>-0.016648252302079</text:p>
          </table:table-cell>
          <table:table-cell office:value-type="float" office:value="-1.24038644844119" calcext:value-type="float">
            <text:p>-1.24038644844119</text:p>
          </table:table-cell>
          <table:table-cell office:value-type="float" office:value="0.0548863764992053" calcext:value-type="float">
            <text:p>0.054886376499205</text:p>
          </table:table-cell>
          <table:table-cell office:value-type="float" office:value="-0.479115813440149" calcext:value-type="float">
            <text:p>-0.479115813440149</text:p>
          </table:table-cell>
          <table:table-cell office:value-type="float" office:value="0.777549165761341" calcext:value-type="float">
            <text:p>0.77754916576134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44091924571576" calcext:value-type="float">
            <text:p>-1.44091924571576</text:p>
          </table:table-cell>
          <table:table-cell office:value-type="float" office:value="0.108575164564501" calcext:value-type="float">
            <text:p>0.108575164564501</text:p>
          </table:table-cell>
          <table:table-cell office:value-type="float" office:value="-1.53188564923852" calcext:value-type="float">
            <text:p>-1.53188564923852</text:p>
          </table:table-cell>
          <table:table-cell office:value-type="float" office:value="-0.548118504654757" calcext:value-type="float">
            <text:p>-0.548118504654757</text:p>
          </table:table-cell>
          <table:table-cell office:value-type="float" office:value="-1.37293646901242" calcext:value-type="float">
            <text:p>-1.37293646901242</text:p>
          </table:table-cell>
          <table:table-cell office:value-type="float" office:value="-2.87372384709887" calcext:value-type="float">
            <text:p>-2.87372384709887</text:p>
          </table:table-cell>
          <table:table-cell office:value-type="float" office:value="-1.77939100093173" calcext:value-type="float">
            <text:p>-1.77939100093173</text:p>
          </table:table-cell>
          <table:table-cell office:value-type="float" office:value="-2.82669830816914" calcext:value-type="float">
            <text:p>-2.82669830816914</text:p>
          </table:table-cell>
          <table:table-cell office:value-type="float" office:value="-0.60477401196849" calcext:value-type="float">
            <text:p>-0.60477401196849</text:p>
          </table:table-cell>
          <table:table-cell office:value-type="float" office:value="-1.66533090436248" calcext:value-type="float">
            <text:p>-1.66533090436248</text:p>
          </table:table-cell>
          <table:table-cell office:value-type="float" office:value="-1.45352027765877" calcext:value-type="float">
            <text:p>-1.45352027765877</text:p>
          </table:table-cell>
          <table:table-cell office:value-type="float" office:value="0.945557447833425" calcext:value-type="float">
            <text:p>0.9455574478334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3.12142205333557" calcext:value-type="float">
            <text:p>-3.12142205333557</text:p>
          </table:table-cell>
          <table:table-cell office:value-type="float" office:value="0.0936719933540831" calcext:value-type="float">
            <text:p>0.093671993354083</text:p>
          </table:table-cell>
          <table:table-cell office:value-type="float" office:value="-0.533315510701593" calcext:value-type="float">
            <text:p>-0.533315510701593</text:p>
          </table:table-cell>
          <table:table-cell office:value-type="float" office:value="-1.13056801787573" calcext:value-type="float">
            <text:p>-1.13056801787573</text:p>
          </table:table-cell>
          <table:table-cell office:value-type="float" office:value="-1.84823992888987" calcext:value-type="float">
            <text:p>-1.84823992888987</text:p>
          </table:table-cell>
          <table:table-cell office:value-type="float" office:value="-2.65685360669776" calcext:value-type="float">
            <text:p>-2.65685360669776</text:p>
          </table:table-cell>
          <table:table-cell office:value-type="float" office:value="0.11330621943137" calcext:value-type="float">
            <text:p>0.11330621943137</text:p>
          </table:table-cell>
          <table:table-cell office:value-type="float" office:value="-1.82811243737682" calcext:value-type="float">
            <text:p>-1.82811243737682</text:p>
          </table:table-cell>
          <table:table-cell office:value-type="float" office:value="-0.700966971928785" calcext:value-type="float">
            <text:p>-0.700966971928785</text:p>
          </table:table-cell>
          <table:table-cell office:value-type="float" office:value="-5.1238175470713" calcext:value-type="float">
            <text:p>-5.1238175470713</text:p>
          </table:table-cell>
          <table:table-cell office:value-type="float" office:value="-1.6736317861092" calcext:value-type="float">
            <text:p>-1.6736317861092</text:p>
          </table:table-cell>
          <table:table-cell office:value-type="float" office:value="1.62886403007558" calcext:value-type="float">
            <text:p>1.62886403007558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5.53216683707189" calcext:value-type="float">
            <text:p>-5.53216683707189</text:p>
          </table:table-cell>
          <table:table-cell office:value-type="float" office:value="-1.27597679160618" calcext:value-type="float">
            <text:p>-1.27597679160618</text:p>
          </table:table-cell>
          <table:table-cell office:value-type="float" office:value="-1.08761009680271" calcext:value-type="float">
            <text:p>-1.08761009680271</text:p>
          </table:table-cell>
          <table:table-cell office:value-type="float" office:value="-6.05377923942707" calcext:value-type="float">
            <text:p>-6.05377923942707</text:p>
          </table:table-cell>
          <table:table-cell office:value-type="float" office:value="-6.95832272299813" calcext:value-type="float">
            <text:p>-6.95832272299813</text:p>
          </table:table-cell>
          <table:table-cell office:value-type="float" office:value="-2.80898177041282" calcext:value-type="float">
            <text:p>-2.80898177041282</text:p>
          </table:table-cell>
          <table:table-cell office:value-type="float" office:value="-2.13155136659242" calcext:value-type="float">
            <text:p>-2.13155136659242</text:p>
          </table:table-cell>
          <table:table-cell office:value-type="float" office:value="-1.49448576882381" calcext:value-type="float">
            <text:p>-1.49448576882381</text:p>
          </table:table-cell>
          <table:table-cell office:value-type="float" office:value="-1.91554530788591" calcext:value-type="float">
            <text:p>-1.91554530788591</text:p>
          </table:table-cell>
          <table:table-cell office:value-type="float" office:value="-2.72567556565972" calcext:value-type="float">
            <text:p>-2.72567556565972</text:p>
          </table:table-cell>
          <table:table-cell office:value-type="float" office:value="-3.19840954672807" calcext:value-type="float">
            <text:p>-3.19840954672807</text:p>
          </table:table-cell>
          <table:table-cell office:value-type="float" office:value="2.15896433410995" calcext:value-type="float">
            <text:p>2.1589643341099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3.22171400222244" calcext:value-type="float">
            <text:p>-3.22171400222244</text:p>
          </table:table-cell>
          <table:table-cell office:value-type="float" office:value="-2.01801476928018" calcext:value-type="float">
            <text:p>-2.01801476928018</text:p>
          </table:table-cell>
          <table:table-cell office:value-type="float" office:value="-1.67219674801346" calcext:value-type="float">
            <text:p>-1.67219674801346</text:p>
          </table:table-cell>
          <table:table-cell office:value-type="float" office:value="-3.17206804785394" calcext:value-type="float">
            <text:p>-3.17206804785394</text:p>
          </table:table-cell>
          <table:table-cell office:value-type="float" office:value="-3.86705451048048" calcext:value-type="float">
            <text:p>-3.86705451048048</text:p>
          </table:table-cell>
          <table:table-cell office:value-type="float" office:value="-3.67038349783066" calcext:value-type="float">
            <text:p>-3.67038349783066</text:p>
          </table:table-cell>
          <table:table-cell office:value-type="float" office:value="-8.62411975742849" calcext:value-type="float">
            <text:p>-8.62411975742849</text:p>
          </table:table-cell>
          <table:table-cell office:value-type="float" office:value="-10.0784931136758" calcext:value-type="float">
            <text:p>-10.0784931136758</text:p>
          </table:table-cell>
          <table:table-cell office:value-type="float" office:value="-9.34607503565279" calcext:value-type="float">
            <text:p>-9.34607503565279</text:p>
          </table:table-cell>
          <table:table-cell office:value-type="float" office:value="-1.48977481133066" calcext:value-type="float">
            <text:p>-1.48977481133066</text:p>
          </table:table-cell>
          <table:table-cell office:value-type="float" office:value="-4.71598942937689" calcext:value-type="float">
            <text:p>-4.71598942937689</text:p>
          </table:table-cell>
          <table:table-cell office:value-type="float" office:value="3.31411723803669" calcext:value-type="float">
            <text:p>3.3141172380366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3.78955579817307" calcext:value-type="float">
            <text:p>-3.78955579817307</text:p>
          </table:table-cell>
          <table:table-cell office:value-type="float" office:value="-3.75405368946509" calcext:value-type="float">
            <text:p>-3.75405368946509</text:p>
          </table:table-cell>
          <table:table-cell office:value-type="float" office:value="-11.0970146116839" calcext:value-type="float">
            <text:p>-11.0970146116839</text:p>
          </table:table-cell>
          <table:table-cell office:value-type="float" office:value="-9.77590571602502" calcext:value-type="float">
            <text:p>-9.77590571602502</text:p>
          </table:table-cell>
          <table:table-cell office:value-type="float" office:value="-3.223594182043" calcext:value-type="float">
            <text:p>-3.223594182043</text:p>
          </table:table-cell>
          <table:table-cell office:value-type="float" office:value="-11.1199376504103" calcext:value-type="float">
            <text:p>-11.1199376504103</text:p>
          </table:table-cell>
          <table:table-cell office:value-type="float" office:value="-4.08672697238394" calcext:value-type="float">
            <text:p>-4.08672697238394</text:p>
          </table:table-cell>
          <table:table-cell office:value-type="float" office:value="-11.5522648327152" calcext:value-type="float">
            <text:p>-11.5522648327152</text:p>
          </table:table-cell>
          <table:table-cell office:value-type="float" office:value="-4.20572613382315" calcext:value-type="float">
            <text:p>-4.20572613382315</text:p>
          </table:table-cell>
          <table:table-cell office:value-type="float" office:value="-2.62526513277047" calcext:value-type="float">
            <text:p>-2.62526513277047</text:p>
          </table:table-cell>
          <table:table-cell office:value-type="float" office:value="-6.52300447194932" calcext:value-type="float">
            <text:p>-6.52300447194932</text:p>
          </table:table-cell>
          <table:table-cell office:value-type="float" office:value="3.80716761067944" calcext:value-type="float">
            <text:p>3.8071676106794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3.16242440007519" calcext:value-type="float">
            <text:p>-3.16242440007519</text:p>
          </table:table-cell>
          <table:table-cell office:value-type="float" office:value="-7.81564182866461" calcext:value-type="float">
            <text:p>-7.81564182866461</text:p>
          </table:table-cell>
          <table:table-cell office:value-type="float" office:value="-4.16009735502562" calcext:value-type="float">
            <text:p>-4.16009735502562</text:p>
          </table:table-cell>
          <table:table-cell office:value-type="float" office:value="-5.82347458993515" calcext:value-type="float">
            <text:p>-5.82347458993515</text:p>
          </table:table-cell>
          <table:table-cell office:value-type="float" office:value="-8.4491517916992" calcext:value-type="float">
            <text:p>-8.4491517916992</text:p>
          </table:table-cell>
          <table:table-cell office:value-type="float" office:value="-6.921231983523" calcext:value-type="float">
            <text:p>-6.921231983523</text:p>
          </table:table-cell>
          <table:table-cell office:value-type="float" office:value="-12.0906603840812" calcext:value-type="float">
            <text:p>-12.0906603840812</text:p>
          </table:table-cell>
          <table:table-cell office:value-type="float" office:value="-8.11196578252331" calcext:value-type="float">
            <text:p>-8.11196578252331</text:p>
          </table:table-cell>
          <table:table-cell office:value-type="float" office:value="-3.46273859418563" calcext:value-type="float">
            <text:p>-3.46273859418563</text:p>
          </table:table-cell>
          <table:table-cell office:value-type="float" office:value="-2.63033058443473" calcext:value-type="float">
            <text:p>-2.63033058443473</text:p>
          </table:table-cell>
          <table:table-cell office:value-type="float" office:value="-6.26277172941476" calcext:value-type="float">
            <text:p>-6.26277172941476</text:p>
          </table:table-cell>
          <table:table-cell office:value-type="float" office:value="2.98645511415042" calcext:value-type="float">
            <text:p>2.9864551141504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.37888551639" calcext:value-type="float">
            <text:p>-1.37888551639</text:p>
          </table:table-cell>
          <table:table-cell office:value-type="float" office:value="-3.42926893241959" calcext:value-type="float">
            <text:p>-3.42926893241959</text:p>
          </table:table-cell>
          <table:table-cell office:value-type="float" office:value="-2.15739965529466" calcext:value-type="float">
            <text:p>-2.15739965529466</text:p>
          </table:table-cell>
          <table:table-cell office:value-type="float" office:value="-12.713096147946" calcext:value-type="float">
            <text:p>-12.713096147946</text:p>
          </table:table-cell>
          <table:table-cell office:value-type="float" office:value="-3.90747356640811" calcext:value-type="float">
            <text:p>-3.90747356640811</text:p>
          </table:table-cell>
          <table:table-cell office:value-type="float" office:value="-4.15326478951073" calcext:value-type="float">
            <text:p>-4.15326478951073</text:p>
          </table:table-cell>
          <table:table-cell office:value-type="float" office:value="-11.2497020217803" calcext:value-type="float">
            <text:p>-11.2497020217803</text:p>
          </table:table-cell>
          <table:table-cell office:value-type="float" office:value="-11.3187342003489" calcext:value-type="float">
            <text:p>-11.3187342003489</text:p>
          </table:table-cell>
          <table:table-cell office:value-type="float" office:value="-4.10340634947667" calcext:value-type="float">
            <text:p>-4.10340634947667</text:p>
          </table:table-cell>
          <table:table-cell office:value-type="float" office:value="-11.6106502271147" calcext:value-type="float">
            <text:p>-11.6106502271147</text:p>
          </table:table-cell>
          <table:table-cell office:value-type="float" office:value="-6.60218814066896" calcext:value-type="float">
            <text:p>-6.60218814066896</text:p>
          </table:table-cell>
          <table:table-cell office:value-type="float" office:value="4.50779762801379" calcext:value-type="float">
            <text:p>4.5077976280137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5.29601170029218" calcext:value-type="float">
            <text:p>-5.29601170029218</text:p>
          </table:table-cell>
          <table:table-cell office:value-type="float" office:value="-11.4209087848351" calcext:value-type="float">
            <text:p>-11.4209087848351</text:p>
          </table:table-cell>
          <table:table-cell office:value-type="float" office:value="-3.31846261561046" calcext:value-type="float">
            <text:p>-3.31846261561046</text:p>
          </table:table-cell>
          <table:table-cell office:value-type="float" office:value="-13.3095049869925" calcext:value-type="float">
            <text:p>-13.3095049869925</text:p>
          </table:table-cell>
          <table:table-cell office:value-type="float" office:value="-13.347162764977" calcext:value-type="float">
            <text:p>-13.347162764977</text:p>
          </table:table-cell>
          <table:table-cell office:value-type="float" office:value="-4.53409292043984" calcext:value-type="float">
            <text:p>-4.53409292043984</text:p>
          </table:table-cell>
          <table:table-cell office:value-type="float" office:value="-8.73918782541593" calcext:value-type="float">
            <text:p>-8.73918782541593</text:p>
          </table:table-cell>
          <table:table-cell office:value-type="float" office:value="-4.30904672461713" calcext:value-type="float">
            <text:p>-4.30904672461713</text:p>
          </table:table-cell>
          <table:table-cell office:value-type="float" office:value="-5.69420708204899" calcext:value-type="float">
            <text:p>-5.69420708204899</text:p>
          </table:table-cell>
          <table:table-cell office:value-type="float" office:value="-12.8007141956538" calcext:value-type="float">
            <text:p>-12.8007141956538</text:p>
          </table:table-cell>
          <table:table-cell office:value-type="float" office:value="-8.27692996008829" calcext:value-type="float">
            <text:p>-8.27692996008829</text:p>
          </table:table-cell>
          <table:table-cell office:value-type="float" office:value="4.10274484149789" calcext:value-type="float">
            <text:p>4.1027448414978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6.5273499590303" calcext:value-type="float">
            <text:p>-16.5273499590303</text:p>
          </table:table-cell>
          <table:table-cell office:value-type="float" office:value="-1.55093024000831" calcext:value-type="float">
            <text:p>-1.55093024000831</text:p>
          </table:table-cell>
          <table:table-cell office:value-type="float" office:value="-6.66869125605438" calcext:value-type="float">
            <text:p>-6.66869125605438</text:p>
          </table:table-cell>
          <table:table-cell office:value-type="float" office:value="-12.5638410672296" calcext:value-type="float">
            <text:p>-12.5638410672296</text:p>
          </table:table-cell>
          <table:table-cell office:value-type="float" office:value="-5.26626541351787" calcext:value-type="float">
            <text:p>-5.26626541351787</text:p>
          </table:table-cell>
          <table:table-cell office:value-type="float" office:value="-14.6384756689176" calcext:value-type="float">
            <text:p>-14.6384756689176</text:p>
          </table:table-cell>
          <table:table-cell office:value-type="float" office:value="-13.1824101640777" calcext:value-type="float">
            <text:p>-13.1824101640777</text:p>
          </table:table-cell>
          <table:table-cell office:value-type="float" office:value="-5.26866128562521" calcext:value-type="float">
            <text:p>-5.26866128562521</text:p>
          </table:table-cell>
          <table:table-cell office:value-type="float" office:value="-4.53594443232121" calcext:value-type="float">
            <text:p>-4.53594443232121</text:p>
          </table:table-cell>
          <table:table-cell office:value-type="float" office:value="-12.4381708766243" calcext:value-type="float">
            <text:p>-12.4381708766243</text:p>
          </table:table-cell>
          <table:table-cell office:value-type="float" office:value="-9.26407403634065" calcext:value-type="float">
            <text:p>-9.26407403634065</text:p>
          </table:table-cell>
          <table:table-cell office:value-type="float" office:value="5.14766059748121" calcext:value-type="float">
            <text:p>5.1476605974812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5.5442800563352" calcext:value-type="float">
            <text:p>-5.5442800563352</text:p>
          </table:table-cell>
          <table:table-cell office:value-type="float" office:value="-11.667678680619" calcext:value-type="float">
            <text:p>-11.667678680619</text:p>
          </table:table-cell>
          <table:table-cell office:value-type="float" office:value="-6.10751335966387" calcext:value-type="float">
            <text:p>-6.10751335966387</text:p>
          </table:table-cell>
          <table:table-cell office:value-type="float" office:value="-9.90262262925544" calcext:value-type="float">
            <text:p>-9.90262262925544</text:p>
          </table:table-cell>
          <table:table-cell office:value-type="float" office:value="-13.6869843839267" calcext:value-type="float">
            <text:p>-13.6869843839267</text:p>
          </table:table-cell>
          <table:table-cell office:value-type="float" office:value="-6.78843059498964" calcext:value-type="float">
            <text:p>-6.78843059498964</text:p>
          </table:table-cell>
          <table:table-cell office:value-type="float" office:value="-15.7919636561909" calcext:value-type="float">
            <text:p>-15.7919636561909</text:p>
          </table:table-cell>
          <table:table-cell office:value-type="float" office:value="-11.3825766324954" calcext:value-type="float">
            <text:p>-11.3825766324954</text:p>
          </table:table-cell>
          <table:table-cell office:value-type="float" office:value="-19.1016331759114" calcext:value-type="float">
            <text:p>-19.1016331759114</text:p>
          </table:table-cell>
          <table:table-cell office:value-type="float" office:value="-5.42474453697491" calcext:value-type="float">
            <text:p>-5.42474453697491</text:p>
          </table:table-cell>
          <table:table-cell office:value-type="float" office:value="-10.5398427706362" calcext:value-type="float">
            <text:p>-10.5398427706362</text:p>
          </table:table-cell>
          <table:table-cell office:value-type="float" office:value="4.69065627813277" calcext:value-type="float">
            <text:p>4.69065627813277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0.7274216931046" calcext:value-type="float">
            <text:p>-10.7274216931046</text:p>
          </table:table-cell>
          <table:table-cell office:value-type="float" office:value="-21.1297151971778" calcext:value-type="float">
            <text:p>-21.1297151971778</text:p>
          </table:table-cell>
          <table:table-cell office:value-type="float" office:value="-15.6185365914018" calcext:value-type="float">
            <text:p>-15.6185365914018</text:p>
          </table:table-cell>
          <table:table-cell office:value-type="float" office:value="-10.0764343005797" calcext:value-type="float">
            <text:p>-10.0764343005797</text:p>
          </table:table-cell>
          <table:table-cell office:value-type="float" office:value="-6.57974982689101" calcext:value-type="float">
            <text:p>-6.57974982689101</text:p>
          </table:table-cell>
          <table:table-cell office:value-type="float" office:value="-20.639042587725" calcext:value-type="float">
            <text:p>-20.639042587725</text:p>
          </table:table-cell>
          <table:table-cell office:value-type="float" office:value="-5.18452936592654" calcext:value-type="float">
            <text:p>-5.18452936592654</text:p>
          </table:table-cell>
          <table:table-cell office:value-type="float" office:value="-18.7975514413496" calcext:value-type="float">
            <text:p>-18.7975514413496</text:p>
          </table:table-cell>
          <table:table-cell office:value-type="float" office:value="-11.7216392609689" calcext:value-type="float">
            <text:p>-11.7216392609689</text:p>
          </table:table-cell>
          <table:table-cell office:value-type="float" office:value="-12.0672805779718" calcext:value-type="float">
            <text:p>-12.0672805779718</text:p>
          </table:table-cell>
          <table:table-cell office:value-type="float" office:value="-13.2541900843097" calcext:value-type="float">
            <text:p>-13.2541900843097</text:p>
          </table:table-cell>
          <table:table-cell office:value-type="float" office:value="5.60542064262388" calcext:value-type="float">
            <text:p>5.60542064262388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9.72953391610141" calcext:value-type="float">
            <text:p>-9.72953391610141</text:p>
          </table:table-cell>
          <table:table-cell office:value-type="float" office:value="-17.5171446115987" calcext:value-type="float">
            <text:p>-17.5171446115987</text:p>
          </table:table-cell>
          <table:table-cell office:value-type="float" office:value="-16.3241598127547" calcext:value-type="float">
            <text:p>-16.3241598127547</text:p>
          </table:table-cell>
          <table:table-cell office:value-type="float" office:value="-11.9801937085455" calcext:value-type="float">
            <text:p>-11.9801937085455</text:p>
          </table:table-cell>
          <table:table-cell office:value-type="float" office:value="-8.41614738884303" calcext:value-type="float">
            <text:p>-8.41614738884303</text:p>
          </table:table-cell>
          <table:table-cell office:value-type="float" office:value="-10.1341586043515" calcext:value-type="float">
            <text:p>-10.1341586043515</text:p>
          </table:table-cell>
          <table:table-cell office:value-type="float" office:value="-12.090541857872" calcext:value-type="float">
            <text:p>-12.090541857872</text:p>
          </table:table-cell>
          <table:table-cell office:value-type="float" office:value="-9.58838917782963" calcext:value-type="float">
            <text:p>-9.58838917782963</text:p>
          </table:table-cell>
          <table:table-cell office:value-type="float" office:value="-11.5097113219924" calcext:value-type="float">
            <text:p>-11.5097113219924</text:p>
          </table:table-cell>
          <table:table-cell office:value-type="float" office:value="-15.7481198199957" calcext:value-type="float">
            <text:p>-15.7481198199957</text:p>
          </table:table-cell>
          <table:table-cell office:value-type="float" office:value="-12.3038100219885" calcext:value-type="float">
            <text:p>-12.3038100219885</text:p>
          </table:table-cell>
          <table:table-cell office:value-type="float" office:value="3.15890029027191" calcext:value-type="float">
            <text:p>3.1589002902719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3.452944745198" calcext:value-type="float">
            <text:p>-13.452944745198</text:p>
          </table:table-cell>
          <table:table-cell office:value-type="float" office:value="-14.8865749284272" calcext:value-type="float">
            <text:p>-14.8865749284272</text:p>
          </table:table-cell>
          <table:table-cell office:value-type="float" office:value="-22.2576542716836" calcext:value-type="float">
            <text:p>-22.2576542716836</text:p>
          </table:table-cell>
          <table:table-cell office:value-type="float" office:value="-8.54913172637787" calcext:value-type="float">
            <text:p>-8.54913172637787</text:p>
          </table:table-cell>
          <table:table-cell office:value-type="float" office:value="-11.9714727726853" calcext:value-type="float">
            <text:p>-11.9714727726853</text:p>
          </table:table-cell>
          <table:table-cell office:value-type="float" office:value="-20.6662754593377" calcext:value-type="float">
            <text:p>-20.6662754593377</text:p>
          </table:table-cell>
          <table:table-cell office:value-type="float" office:value="-14.9703472395993" calcext:value-type="float">
            <text:p>-14.9703472395993</text:p>
          </table:table-cell>
          <table:table-cell office:value-type="float" office:value="-8.60291238290208" calcext:value-type="float">
            <text:p>-8.60291238290208</text:p>
          </table:table-cell>
          <table:table-cell office:value-type="float" office:value="-16.4653313077356" calcext:value-type="float">
            <text:p>-16.4653313077356</text:p>
          </table:table-cell>
          <table:table-cell office:value-type="float" office:value="-9.44447890518358" calcext:value-type="float">
            <text:p>-9.44447890518358</text:p>
          </table:table-cell>
          <table:table-cell office:value-type="float" office:value="-14.126712373913" calcext:value-type="float">
            <text:p>-14.126712373913</text:p>
          </table:table-cell>
          <table:table-cell office:value-type="float" office:value="4.76422377881346" calcext:value-type="float">
            <text:p>4.7642237788134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1.1976962201755" calcext:value-type="float">
            <text:p>-21.1976962201755</text:p>
          </table:table-cell>
          <table:table-cell office:value-type="float" office:value="-18.6835936202827" calcext:value-type="float">
            <text:p>-18.6835936202827</text:p>
          </table:table-cell>
          <table:table-cell office:value-type="float" office:value="-21.8865429410519" calcext:value-type="float">
            <text:p>-21.8865429410519</text:p>
          </table:table-cell>
          <table:table-cell office:value-type="float" office:value="-16.9639902043589" calcext:value-type="float">
            <text:p>-16.9639902043589</text:p>
          </table:table-cell>
          <table:table-cell office:value-type="float" office:value="-14.4423841482984" calcext:value-type="float">
            <text:p>-14.4423841482984</text:p>
          </table:table-cell>
          <table:table-cell office:value-type="float" office:value="-13.7193907758687" calcext:value-type="float">
            <text:p>-13.7193907758687</text:p>
          </table:table-cell>
          <table:table-cell office:value-type="float" office:value="-17.0030465021006" calcext:value-type="float">
            <text:p>-17.0030465021006</text:p>
          </table:table-cell>
          <table:table-cell office:value-type="float" office:value="-20.1731026389757" calcext:value-type="float">
            <text:p>-20.1731026389757</text:p>
          </table:table-cell>
          <table:table-cell office:value-type="float" office:value="-24.4444884704051" calcext:value-type="float">
            <text:p>-24.4444884704051</text:p>
          </table:table-cell>
          <table:table-cell office:value-type="float" office:value="-9.47143037234683" calcext:value-type="float">
            <text:p>-9.47143037234683</text:p>
          </table:table-cell>
          <table:table-cell office:value-type="float" office:value="-17.7985665893864" calcext:value-type="float">
            <text:p>-17.7985665893864</text:p>
          </table:table-cell>
          <table:table-cell office:value-type="float" office:value="4.44009269507609" calcext:value-type="float">
            <text:p>4.4400926950760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0.9957124083941" calcext:value-type="float">
            <text:p>-20.9957124083941</text:p>
          </table:table-cell>
          <table:table-cell office:value-type="float" office:value="-20.9144580877496" calcext:value-type="float">
            <text:p>-20.9144580877496</text:p>
          </table:table-cell>
          <table:table-cell office:value-type="float" office:value="-25.3437134149628" calcext:value-type="float">
            <text:p>-25.3437134149628</text:p>
          </table:table-cell>
          <table:table-cell office:value-type="float" office:value="-19.7674762865717" calcext:value-type="float">
            <text:p>-19.7674762865717</text:p>
          </table:table-cell>
          <table:table-cell office:value-type="float" office:value="-23.9244527027819" calcext:value-type="float">
            <text:p>-23.9244527027819</text:p>
          </table:table-cell>
          <table:table-cell office:value-type="float" office:value="-19.176860937789" calcext:value-type="float">
            <text:p>-19.176860937789</text:p>
          </table:table-cell>
          <table:table-cell office:value-type="float" office:value="-25.4230026314522" calcext:value-type="float">
            <text:p>-25.4230026314522</text:p>
          </table:table-cell>
          <table:table-cell office:value-type="float" office:value="-20.1723199750813" calcext:value-type="float">
            <text:p>-20.1723199750813</text:p>
          </table:table-cell>
          <table:table-cell office:value-type="float" office:value="-25.4230026314522" calcext:value-type="float">
            <text:p>-25.4230026314522</text:p>
          </table:table-cell>
          <table:table-cell office:value-type="float" office:value="-20.4605527845253" calcext:value-type="float">
            <text:p>-20.4605527845253</text:p>
          </table:table-cell>
          <table:table-cell office:value-type="float" office:value="-22.160155186076" calcext:value-type="float">
            <text:p>-22.160155186076</text:p>
          </table:table-cell>
          <table:table-cell office:value-type="float" office:value="2.55849169777954" calcext:value-type="float">
            <text:p>2.55849169777954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11293278843693688, 0.02655734673864263, -0.01597793951702009, -0.0884656952736318]</text:p>
          </table:table-cell>
          <table:table-cell office:value-type="string" calcext:value-type="string">
            <text:p>[-0.19030094289116395, 0.03464197531936053, -0.12878438504824175, 0.10933934738848183]</text:p>
          </table:table-cell>
          <table:table-cell table:number-columns-repeated="2" office:value-type="string" calcext:value-type="string">
            <text:p>[-4.838746342575839, -0.8388422752191982, -0.6199090361101112, -0.7404604062677178]</text:p>
          </table:table-cell>
          <table:table-cell office:value-type="string" calcext:value-type="string">
            <text:p>[-0.14151475477126585, 0.04635377659343298, 0.12872550528759685, 0.06119538546275338]</text:p>
          </table:table-cell>
          <table:table-cell table:number-columns-repeated="3" office:value-type="string" calcext:value-type="string">
            <text:p>[0.011293278843693688, 0.02655734673864263, -0.01597793951702009, -0.0884656952736318]</text:p>
          </table:table-cell>
          <table:table-cell office:value-type="string" calcext:value-type="string">
            <text:p>[-0.1227451095226817, -0.17883991369944674, -1.1210655625240928, -3.538895208018533]</text:p>
          </table:table-cell>
          <table:table-cell office:value-type="string" calcext:value-type="string">
            <text:p>[-0.1221993805801791, 0.008550249902639084, 0.13971211738234013, 0.1934825192920208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.0527581639949268, 0.0021197562583119556, -0.9506961255762558, -3.7623424495501823]</text:p>
          </table:table-cell>
          <table:table-cell office:value-type="string" calcext:value-type="string">
            <text:p>[-0.07576851282748986, 0.11252332573340462, 0.16620787517763747, 0.23133797017445]</text:p>
          </table:table-cell>
          <table:table-cell office:value-type="string" calcext:value-type="string">
            <text:p>[-1.2750245448348796, -0.5106256914383156, -1.2194959969430874, -3.1223963637377894]</text:p>
          </table:table-cell>
          <table:table-cell office:value-type="string" calcext:value-type="string">
            <text:p>[-1.048201583491437, 0.11494609315353399, -0.14648023805625687, -1.1127382902248684]</text:p>
          </table:table-cell>
          <table:table-cell office:value-type="string" calcext:value-type="string">
            <text:p>[-3.9724943167457116, -0.46032107599207617, -0.2799341166208169, -0.778996366691076]</text:p>
          </table:table-cell>
          <table:table-cell office:value-type="string" calcext:value-type="string">
            <text:p>[-5.121327044751567, -1.6005143330991345, -2.0191420581072483, -2.753911952437549]</text:p>
          </table:table-cell>
          <table:table-cell office:value-type="string" calcext:value-type="string">
            <text:p>[-5.075053973412125, -0.8789834722182199, -0.6936738511495122, -0.4698527069470604]</text:p>
          </table:table-cell>
          <table:table-cell office:value-type="string" calcext:value-type="string">
            <text:p>[-4.053352117816966, -1.5639391206186293, -2.438387023298305, -3.251114970942659]</text:p>
          </table:table-cell>
          <table:table-cell office:value-type="string" calcext:value-type="string">
            <text:p>[-0.916353336523712, -0.022048053891565722, -0.3248520817681566, -1.1558425756905244]</text:p>
          </table:table-cell>
          <table:table-cell office:value-type="string" calcext:value-type="string">
            <text:p>[-0.86770377720089, -0.5761658660277114, -1.9702977136081712, -3.247156260613137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7264258910021137, -1.3709629576660998, -3.3277804312412673, -7.06051893343278]</text:p>
          </table:table-cell>
          <table:table-cell office:value-type="string" calcext:value-type="string">
            <text:p>[-0.23568524674411062, 0.13627203255919262, 0.15097603089954115, 0.32312515670170905]</text:p>
          </table:table-cell>
          <table:table-cell office:value-type="string" calcext:value-type="string">
            <text:p>[-0.8627391174309329, -0.28722201530881897, -0.5315398603681798, -0.45176104969844033]</text:p>
          </table:table-cell>
          <table:table-cell office:value-type="string" calcext:value-type="string">
            <text:p>[-1.1385361229370394, 0.20831829850554984, -0.6712438555529276, -2.9208103915185024]</text:p>
          </table:table-cell>
          <table:table-cell office:value-type="string" calcext:value-type="string">
            <text:p>[-1.2502246799446226, -1.4256197567668716, -2.104679581819391, -2.612435697028581]</text:p>
          </table:table-cell>
          <table:table-cell office:value-type="string" calcext:value-type="string">
            <text:p>[-3.6898660347264522, -0.7524158611514453, -1.684791109302175, -4.500341421610976]</text:p>
          </table:table-cell>
          <table:table-cell office:value-type="string" calcext:value-type="string">
            <text:p>[-0.12132201033228096, -0.09638265320606187, 0.15222904459619713, 0.5187004966676234]</text:p>
          </table:table-cell>
          <table:table-cell office:value-type="string" calcext:value-type="string">
            <text:p>[-5.076061851969205, -0.7096590382461354, -0.5624834235281595, -0.9642454357637664]</text:p>
          </table:table-cell>
          <table:table-cell office:value-type="string" calcext:value-type="string">
            <text:p>[-0.8447885706751812, 0.10148421022166954, -0.4322328028498523, -1.628330724411775]</text:p>
          </table:table-cell>
          <table:table-cell office:value-type="string" calcext:value-type="string">
            <text:p>[-18.345346155338028, -1.194423629203878, -0.5800866330124999, -0.3754137707307814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9.01302043407227, -1.0043914830839107, -0.9341723069425489, -1.177083124188849]</text:p>
          </table:table-cell>
          <table:table-cell office:value-type="string" calcext:value-type="string">
            <text:p>[-3.999967203059751, -0.3422313511234343, -0.3733490650863036, -0.3883595471552148]</text:p>
          </table:table-cell>
          <table:table-cell office:value-type="string" calcext:value-type="string">
            <text:p>[-4.014798305299294, -0.2572759755583576, -0.04723904998615858, -0.03112705636700852]</text:p>
          </table:table-cell>
          <table:table-cell office:value-type="string" calcext:value-type="string">
            <text:p>[-18.41355436515839, -1.1422022124528475, -1.5314429300679944, -3.1279174500290496]</text:p>
          </table:table-cell>
          <table:table-cell office:value-type="string" calcext:value-type="string">
            <text:p>[-24.287802577475446, -1.2641931989636257, -1.2833311878140963, -0.9979639277393648]</text:p>
          </table:table-cell>
          <table:table-cell office:value-type="string" calcext:value-type="string">
            <text:p>[-6.237896494709183, -0.7306388363301108, -1.58820470709784, -2.679187043514153]</text:p>
          </table:table-cell>
          <table:table-cell office:value-type="string" calcext:value-type="string">
            <text:p>[-1.3311937349833158, -0.5262931337431498, -1.9255242405262996, -4.74319435711692]</text:p>
          </table:table-cell>
          <table:table-cell office:value-type="string" calcext:value-type="string">
            <text:p>[-0.42674868251380005, -0.21392514011568942, -1.4227348855876176, -3.914534367078115]</text:p>
          </table:table-cell>
          <table:table-cell office:value-type="string" calcext:value-type="string">
            <text:p>[-1.5899052310432538, -0.6603409123450366, -1.7663028060926678, -3.645632282062694]</text:p>
          </table:table-cell>
          <table:table-cell office:value-type="string" calcext:value-type="string">
            <text:p>[-0.7320800673072947, -1.2443492349768714, -3.1483819754873243, -5.77789098486738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5.10106717406229, -0.5660920671782144, -1.976509417243677, -5.243187350405587]</text:p>
          </table:table-cell>
          <table:table-cell office:value-type="string" calcext:value-type="string">
            <text:p>[-6.6628829337269435, -0.4413979121613787, -0.13920759737182653, -0.8285706338605703]</text:p>
          </table:table-cell>
          <table:table-cell office:value-type="string" calcext:value-type="string">
            <text:p>[-6.06518482535876, -0.6437435210731923, -0.19668954155138696, 0.21683089592952065]</text:p>
          </table:table-cell>
          <table:table-cell office:value-type="string" calcext:value-type="string">
            <text:p>[-1.6702016576091605, -0.7041341755631647, -3.155162049325666, -7.158774308917759]</text:p>
          </table:table-cell>
          <table:table-cell office:value-type="string" calcext:value-type="string">
            <text:p>[-6.068399034962657, -1.3961555331341913, -2.463325342975309, -5.5403381308497535]</text:p>
          </table:table-cell>
          <table:table-cell office:value-type="string" calcext:value-type="string">
            <text:p>[-6.489781128139094, -0.8365933098282818, -2.060287329712085, -5.294872223643199]</text:p>
          </table:table-cell>
          <table:table-cell office:value-type="string" calcext:value-type="string">
            <text:p>[-32.33468891285809, -1.0922873636320274, -0.38520819053213806, -0.6842945626917007]</text:p>
          </table:table-cell>
          <table:table-cell office:value-type="string" calcext:value-type="string">
            <text:p>[-35.56706909931775, -1.2990862303215334, -1.3022137633730946, -2.1456033616908288]</text:p>
          </table:table-cell>
          <table:table-cell office:value-type="string" calcext:value-type="string">
            <text:p>[-32.04562138726379, -1.4189375700726314, -1.3272831050934908, -2.592458080181248]</text:p>
          </table:table-cell>
          <table:table-cell office:value-type="string" calcext:value-type="string">
            <text:p>[-4.1283922321339706, -0.5304148458683544, -0.6821319655845093, -0.6181602017358179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6.676447990952816, -0.9934456827098925, -2.3778803556109507, -5.110449163418629]</text:p>
          </table:table-cell>
          <table:table-cell office:value-type="string" calcext:value-type="string">
            <text:p>[-1.709239072709523, -1.1214347157881166, -4.046248636755534, -8.139292332607194]</text:p>
          </table:table-cell>
          <table:table-cell office:value-type="string" calcext:value-type="string">
            <text:p>[-29.428435468319392, -2.3182271458962234, -4.511435783173989, -8.129960049346007]</text:p>
          </table:table-cell>
          <table:table-cell office:value-type="string" calcext:value-type="string">
            <text:p>[-19.680730875638062, -3.068107567613776, -5.941752150295709, -10.413032270552524]</text:p>
          </table:table-cell>
          <table:table-cell office:value-type="string" calcext:value-type="string">
            <text:p>[-2.653723292779886, -1.9288872318123484, -3.428232461655867, -4.883533741923918]</text:p>
          </table:table-cell>
          <table:table-cell office:value-type="string" calcext:value-type="string">
            <text:p>[-25.171303982892535, -3.4048816417669547, -6.189258886964599, -9.714306090017132]</text:p>
          </table:table-cell>
          <table:table-cell office:value-type="string" calcext:value-type="string">
            <text:p>[-5.952425267722283, -1.224191132639052, -2.8164638741107195, -6.353827615063712]</text:p>
          </table:table-cell>
          <table:table-cell office:value-type="string" calcext:value-type="string">
            <text:p>[-32.10858509942316, -2.9083299095922, -4.273952787177193, -6.918191534668394]</text:p>
          </table:table-cell>
          <table:table-cell office:value-type="string" calcext:value-type="string">
            <text:p>[-5.249624225172922, -1.4511903567907547, -3.573272527679361, -6.548817425649567]</text:p>
          </table:table-cell>
          <table:table-cell office:value-type="string" calcext:value-type="string">
            <text:p>[-1.0477885266873876, -1.1951311519470265, -2.8936539346648082, -5.36448691778266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6.508128945605929, -0.6576520966242505, -1.4390470053181392, -4.044869552752428]</text:p>
          </table:table-cell>
          <table:table-cell office:value-type="string" calcext:value-type="string">
            <text:p>[-18.64043298896845, -2.0064318400684344, -3.7813605869891465, -6.834341898632412]</text:p>
          </table:table-cell>
          <table:table-cell office:value-type="string" calcext:value-type="string">
            <text:p>[-5.43415953528148, -1.7619639394086617, -3.215218479866211, -6.229047465546111]</text:p>
          </table:table-cell>
          <table:table-cell office:value-type="string" calcext:value-type="string">
            <text:p>[-0.5602016910045471, -1.39598798813374, -6.773157701211119, -14.564550979391178]</text:p>
          </table:table-cell>
          <table:table-cell office:value-type="string" calcext:value-type="string">
            <text:p>[-24.65012679779508, -1.1031198375607287, -2.5479148087059755, -5.495445722734993]</text:p>
          </table:table-cell>
          <table:table-cell office:value-type="string" calcext:value-type="string">
            <text:p>[-18.76341573834941, -1.9727877843606079, -3.053708246364062, -3.895016165017906]</text:p>
          </table:table-cell>
          <table:table-cell office:value-type="string" calcext:value-type="string">
            <text:p>[-25.355119573980467, -2.9916435319111256, -7.624608931333587, -12.391269499099543]</text:p>
          </table:table-cell>
          <table:table-cell office:value-type="string" calcext:value-type="string">
            <text:p>[-19.747278934912238, -2.1683645458415723, -3.5724568251583655, -6.9597628241810705]</text:p>
          </table:table-cell>
          <table:table-cell office:value-type="string" calcext:value-type="string">
            <text:p>[-4.996421142803342, -1.0129829164771342, -2.2336076567867735, -5.607942660675258]</text:p>
          </table:table-cell>
          <table:table-cell office:value-type="string" calcext:value-type="string">
            <text:p>[-2.241940226184491, -0.9471641291910249, -2.2101256052888596, -5.122092377074527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1.5890483267927191, -0.9905578762844369, -1.4554350329590404, -1.480500829523801]</text:p>
          </table:table-cell>
          <table:table-cell office:value-type="string" calcext:value-type="string">
            <text:p>[-5.700113493447789, -1.1288002562069188, -2.1342623210264478, -4.753899658997196]</text:p>
          </table:table-cell>
          <table:table-cell office:value-type="string" calcext:value-type="string">
            <text:p>[-1.5346079533419932, -0.3561972846399808, -1.7187592237327243, -5.020034159463926]</text:p>
          </table:table-cell>
          <table:table-cell office:value-type="string" calcext:value-type="string">
            <text:p>[-36.91308007719254, -2.59388324744223, -4.026589490204335, -7.3188317769448785]</text:p>
          </table:table-cell>
          <table:table-cell office:value-type="string" calcext:value-type="string">
            <text:p>[-6.687384250168438, -1.799523543187398, -2.5956539829199876, -4.547332489356615]</text:p>
          </table:table-cell>
          <table:table-cell office:value-type="string" calcext:value-type="string">
            <text:p>[-6.991685877452158, -0.7405308915857445, -2.800303737912402, -6.080538651092615]</text:p>
          </table:table-cell>
          <table:table-cell office:value-type="string" calcext:value-type="string">
            <text:p>[-36.47307190600153, -1.2982313981379834, -2.423862163124002, -4.803642619857573]</text:p>
          </table:table-cell>
          <table:table-cell office:value-type="string" calcext:value-type="string">
            <text:p>[-24.588525460625576, -2.4933287458919873, -6.237844060160591, -11.95523853471725]</text:p>
          </table:table-cell>
          <table:table-cell office:value-type="string" calcext:value-type="string">
            <text:p>[-4.705577516180215, -1.3859331680388554, -3.6429079462195313, -6.679206767468093]</text:p>
          </table:table-cell>
          <table:table-cell office:value-type="string" calcext:value-type="string">
            <text:p>[-34.350452920979556, -1.6103112333951008, -3.29706770720537, -7.184769046878925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6.460477566635103, -2.1105262724372187, -4.630684636326388, -7.982358325769989]</text:p>
          </table:table-cell>
          <table:table-cell office:value-type="string" calcext:value-type="string">
            <text:p>[-36.55914124851567, -2.5746016067973, -2.8174093033912273, -3.7324829806361537]</text:p>
          </table:table-cell>
          <table:table-cell office:value-type="string" calcext:value-type="string">
            <text:p>[-5.074604996432086, -1.7453799569572048, -2.315607521826135, -4.138257987226401]</text:p>
          </table:table-cell>
          <table:table-cell office:value-type="string" calcext:value-type="string">
            <text:p>[-40.44334136657288, -2.264594000131548, -3.4397795070046033, -7.09030507426085]</text:p>
          </table:table-cell>
          <table:table-cell office:value-type="string" calcext:value-type="string">
            <text:p>[-33.004948031980305, -2.3410602101341382, -5.472878081867383, -12.569764735926348]</text:p>
          </table:table-cell>
          <table:table-cell office:value-type="string" calcext:value-type="string">
            <text:p>[-6.368032963539205, -1.4879960067216036, -3.401280279205232, -6.879062432293304]</text:p>
          </table:table-cell>
          <table:table-cell office:value-type="string" calcext:value-type="string">
            <text:p>[-20.28693282568379, -2.621991961618564, -4.100227687883451, -7.9475988264779085]</text:p>
          </table:table-cell>
          <table:table-cell office:value-type="string" calcext:value-type="string">
            <text:p>[-6.992996729084666, -1.1863434723681454, -2.971191460550937, -6.085655236464782]</text:p>
          </table:table-cell>
          <table:table-cell office:value-type="string" calcext:value-type="string">
            <text:p>[-7.993205690465444, -2.019705525170501, -4.522449103993553, -8.241468008566466]</text:p>
          </table:table-cell>
          <table:table-cell office:value-type="string" calcext:value-type="string">
            <text:p>[-34.283472224706955, -2.944018847661445, -5.348493226803042, -8.62687248344367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51.936774348083524, -2.781310690719785, -4.048016372827545, -7.343298424490263]</text:p>
          </table:table-cell>
          <table:table-cell office:value-type="string" calcext:value-type="string">
            <text:p>[-4.387230785805674, -0.43030707939542, -0.4631691113624159, -0.9230139834697448]</text:p>
          </table:table-cell>
          <table:table-cell office:value-type="string" calcext:value-type="string">
            <text:p>[-8.001088639218224, -2.872679452376037, -6.0291008588007955, -9.77189607382245]</text:p>
          </table:table-cell>
          <table:table-cell office:value-type="string" calcext:value-type="string">
            <text:p>[-35.41027676362172, -2.273488665005541, -4.17656517223306, -8.395033668058227]</text:p>
          </table:table-cell>
          <table:table-cell office:value-type="string" calcext:value-type="string">
            <text:p>[-7.13151606254725, -1.9975520367610855, -3.96339429178012, -7.972599262983016]</text:p>
          </table:table-cell>
          <table:table-cell office:value-type="string" calcext:value-type="string">
            <text:p>[-40.623087803275325, -3.6862953106660212, -5.3494134021175865, -8.895106159611533]</text:p>
          </table:table-cell>
          <table:table-cell office:value-type="string" calcext:value-type="string">
            <text:p>[-32.33891275417484, -3.489205539694318, -6.704794898034505, -10.196727464407008]</text:p>
          </table:table-cell>
          <table:table-cell office:value-type="string" calcext:value-type="string">
            <text:p>[-2.8873634122234204, -2.4187982564947808, -5.441811987358736, -10.3266714864239]</text:p>
          </table:table-cell>
          <table:table-cell office:value-type="string" calcext:value-type="string">
            <text:p>[-8.325787621889468, -1.0658322710151324, -2.9492236098476843, -5.802934226532552]</text:p>
          </table:table-cell>
          <table:table-cell office:value-type="string" calcext:value-type="string">
            <text:p>[-37.23181209894668, -2.824083179616288, -4.004665182884337, -5.692123045049691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6.010644947134236, -2.9554030372720863, -4.8729931573086915, -8.338079083625782]</text:p>
          </table:table-cell>
          <table:table-cell office:value-type="string" calcext:value-type="string">
            <text:p>[-25.97996470850452, -2.786916358606195, -6.8930091080359635, -11.010824547329111]</text:p>
          </table:table-cell>
          <table:table-cell office:value-type="string" calcext:value-type="string">
            <text:p>[-18.99073517185905, -1.8194635603294484, -1.9200856529036248, -1.6997690535633492]</text:p>
          </table:table-cell>
          <table:table-cell office:value-type="string" calcext:value-type="string">
            <text:p>[-30.121415442393374, -2.095223772934629, -2.8124902574686583, -4.581361044225085]</text:p>
          </table:table-cell>
          <table:table-cell office:value-type="string" calcext:value-type="string">
            <text:p>[-38.07695195754992, -2.4068370833581154, -4.446959780722848, -9.817188714076043]</text:p>
          </table:table-cell>
          <table:table-cell office:value-type="string" calcext:value-type="string">
            <text:p>[-19.177368866572575, -2.1043168080806085, -2.834800487732947, -3.0372362175724366]</text:p>
          </table:table-cell>
          <table:table-cell office:value-type="string" calcext:value-type="string">
            <text:p>[-49.88546652766237, -4.167553764313947, -4.056807032252574, -5.058027300534773]</text:p>
          </table:table-cell>
          <table:table-cell office:value-type="string" calcext:value-type="string">
            <text:p>[-30.10221475121582, -2.676008397754792, -4.436333537995596, -8.31574984301553]</text:p>
          </table:table-cell>
          <table:table-cell office:value-type="string" calcext:value-type="string">
            <text:p>[-61.03088659276441, -3.946789839389986, -4.129989836543713, -7.298866434947304]</text:p>
          </table:table-cell>
          <table:table-cell office:value-type="string" calcext:value-type="string">
            <text:p>[-6.954667027332384, -1.6405794150570197, -4.168072631691855, -8.935659073818393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21.28459130931737, -4.041328143623257, -7.112758293137578, -10.471009026340305]</text:p>
          </table:table-cell>
          <table:table-cell office:value-type="string" calcext:value-type="string">
            <text:p>[-55.86571581035136, -5.947380630487875, -9.50587660638178, -13.199887741490324]</text:p>
          </table:table-cell>
          <table:table-cell office:value-type="string" calcext:value-type="string">
            <text:p>[-48.743331670180964, -2.996383990772933, -3.5447565142379345, -7.1896741904154515]</text:p>
          </table:table-cell>
          <table:table-cell office:value-type="string" calcext:value-type="string">
            <text:p>[-20.481280399950606, -3.190297350018567, -6.268537872111257, -10.365621580238216]</text:p>
          </table:table-cell>
          <table:table-cell office:value-type="string" calcext:value-type="string">
            <text:p>[-20.02852978691003, -1.8884319613535094, -1.769805292895077, -2.63223226640541]</text:p>
          </table:table-cell>
          <table:table-cell office:value-type="string" calcext:value-type="string">
            <text:p>[-60.12450520906165, -5.11790429454515, -6.797640981856645, -10.51611986543648]</text:p>
          </table:table-cell>
          <table:table-cell office:value-type="string" calcext:value-type="string">
            <text:p>[-6.849252678944695, -2.2033428675016786, -3.939432422146294, -7.746089495113484]</text:p>
          </table:table-cell>
          <table:table-cell office:value-type="string" calcext:value-type="string">
            <text:p>[-51.77141607222053, -5.1793648236933, -7.606350981462762, -10.633073888021594]</text:p>
          </table:table-cell>
          <table:table-cell office:value-type="string" calcext:value-type="string">
            <text:p>[-19.945090773687223, -4.118642140703388, -8.2780990228845, -14.544725106600364]</text:p>
          </table:table-cell>
          <table:table-cell office:value-type="string" calcext:value-type="string">
            <text:p>[-37.11989965925906, -2.323393586572098, -3.2627954906460976, -5.563033575409859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25.105803011526607, -2.6427940677179462, -4.306789594057436, -6.86274899110364]</text:p>
          </table:table-cell>
          <table:table-cell office:value-type="string" calcext:value-type="string">
            <text:p>[-46.187506986625394, -3.54957980161672, -7.391735421439183, -12.939756236713595]</text:p>
          </table:table-cell>
          <table:table-cell office:value-type="string" calcext:value-type="string">
            <text:p>[-33.216294649454106, -4.754497733942453, -10.485109159915073, -16.840737707707063]</text:p>
          </table:table-cell>
          <table:table-cell office:value-type="string" calcext:value-type="string">
            <text:p>[-25.990867179182487, -2.8967931930290236, -6.865469224128806, -12.167645237841839]</text:p>
          </table:table-cell>
          <table:table-cell office:value-type="string" calcext:value-type="string">
            <text:p>[-9.975169300664867, -3.676361247412152, -6.932800318791887, -13.0802586885032]</text:p>
          </table:table-cell>
          <table:table-cell office:value-type="string" calcext:value-type="string">
            <text:p>[-21.825914407612746, -3.5652016451112267, -5.434360673745564, -9.711157690936334]</text:p>
          </table:table-cell>
          <table:table-cell office:value-type="string" calcext:value-type="string">
            <text:p>[-26.112712527921666, -2.8786608292577176, -7.4254270328866445, -11.94536704142195]</text:p>
          </table:table-cell>
          <table:table-cell office:value-type="string" calcext:value-type="string">
            <text:p>[-20.569301157351518, -2.806336849528268, -5.103987246812758, -9.873931457625961]</text:p>
          </table:table-cell>
          <table:table-cell office:value-type="string" calcext:value-type="string">
            <text:p>[-36.03401372485493, -2.100094737013558, -3.311550605434821, -4.5931862206663565]</text:p>
          </table:table-cell>
          <table:table-cell office:value-type="string" calcext:value-type="string">
            <text:p>[-42.55851910052109, -3.9773491418297002, -6.422999583897915, -10.03361145373409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37.2517803154671, -2.3903331778764247, -5.063881523377578, -9.105783964071046]</text:p>
          </table:table-cell>
          <table:table-cell office:value-type="string" calcext:value-type="string">
            <text:p>[-34.235292020051155, -4.239980788103104, -7.737794106352935, -13.33323279920171]</text:p>
          </table:table-cell>
          <table:table-cell office:value-type="string" calcext:value-type="string">
            <text:p>[-68.39637221991232, -4.640886431385027, -6.216288367448275, -9.777070067988847]</text:p>
          </table:table-cell>
          <table:table-cell office:value-type="string" calcext:value-type="string">
            <text:p>[-19.65574716164509, -2.6603312247018396, -4.338367958865641, -7.542080560298925]</text:p>
          </table:table-cell>
          <table:table-cell office:value-type="string" calcext:value-type="string">
            <text:p>[-21.34876483374999, -4.867104710989589, -8.106674210701236, -13.563347335300492]</text:p>
          </table:table-cell>
          <table:table-cell office:value-type="string" calcext:value-type="string">
            <text:p>[-68.02863098611186, -4.246387085877257, -3.69546030400838, -6.694623461353522]</text:p>
          </table:table-cell>
          <table:table-cell office:value-type="string" calcext:value-type="string">
            <text:p>[-39.87266640336242, -3.0880586747206173, -6.135849354434297, -10.784814525879982]</text:p>
          </table:table-cell>
          <table:table-cell office:value-type="string" calcext:value-type="string">
            <text:p>[-20.80932413371286, -2.632137026900705, -4.168002486821809, -6.802185884172962]</text:p>
          </table:table-cell>
          <table:table-cell office:value-type="string" calcext:value-type="string">
            <text:p>[-50.421164757933276, -3.8543055407864513, -4.386299429031593, -7.1995555031910685]</text:p>
          </table:table-cell>
          <table:table-cell office:value-type="string" calcext:value-type="string">
            <text:p>[-21.526157733742956, -3.220008728744883, -4.468838904297745, -8.562910253948752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71.30150950639272, -3.6641797300735357, -3.6626292962601115, -6.162466347975615]</text:p>
          </table:table-cell>
          <table:table-cell office:value-type="string" calcext:value-type="string">
            <text:p>[-51.951103255889834, -3.685327822530793, -6.963221118766794, -12.134722283943432]</text:p>
          </table:table-cell>
          <table:table-cell office:value-type="string" calcext:value-type="string">
            <text:p>[-75.58425857309071, -3.7120683166455892, -3.127784306389292, -5.122060568081954]</text:p>
          </table:table-cell>
          <table:table-cell office:value-type="string" calcext:value-type="string">
            <text:p>[-52.63161956438063, -4.0726548113957595, -4.520551070813705, -6.631135370845609]</text:p>
          </table:table-cell>
          <table:table-cell office:value-type="string" calcext:value-type="string">
            <text:p>[-37.335689392583404, -4.122948847772423, -6.937506564375617, -9.37339178846206]</text:p>
          </table:table-cell>
          <table:table-cell office:value-type="string" calcext:value-type="string">
            <text:p>[-42.3668640364623, -2.615554328632652, -3.230843320209109, -6.664301418170582]</text:p>
          </table:table-cell>
          <table:table-cell office:value-type="string" calcext:value-type="string">
            <text:p>[-54.20076448713491, -3.2262370554839714, -3.827658157415059, -6.757526308368367]</text:p>
          </table:table-cell>
          <table:table-cell office:value-type="string" calcext:value-type="string">
            <text:p>[-58.384480934504104, -4.849400629234335, -7.07052230244738, -10.388006689717045]</text:p>
          </table:table-cell>
          <table:table-cell office:value-type="string" calcext:value-type="string">
            <text:p>[-82.59489165522058, -4.050529277111337, -4.280866611526624, -6.851666337761908]</text:p>
          </table:table-cell>
          <table:table-cell office:value-type="string" calcext:value-type="string">
            <text:p>[-21.908271903668997, -3.329485796928533, -4.799115373917173, -7.84884841487261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66.1984741347943, -5.142197103541024, -5.48265486199131, -7.159523533249823]</text:p>
          </table:table-cell>
          <table:table-cell office:value-type="string" calcext:value-type="string">
            <text:p>[-65.74924129179031, -4.595438303742716, -5.591335215901894, -7.72181753956338]</text:p>
          </table:table-cell>
          <table:table-cell office:value-type="string" calcext:value-type="string">
            <text:p>[-83.23906114455677, -6.535800622898069, -4.514499848801701, -7.085492043594854]</text:p>
          </table:table-cell>
          <table:table-cell office:value-type="string" calcext:value-type="string">
            <text:p>[-62.39067357326431, -4.860066906971761, -4.61800525343643, -7.2011594126142775]</text:p>
          </table:table-cell>
          <table:table-cell office:value-type="string" calcext:value-type="string">
            <text:p>[-78.20647410688086, -4.823518865840604, -5.213183091287399, -7.454634747118649]</text:p>
          </table:table-cell>
          <table:table-cell office:value-type="string" calcext:value-type="string">
            <text:p>[-59.21689057359796, -4.912180347613693, -5.126059237522318, -7.452313592421866]</text:p>
          </table:table-cell>
          <table:table-cell office:value-type="string" calcext:value-type="string">
            <text:p>[-84.96879540203722, -5.083043644057761, -4.57904487633205, -7.06112660338194]</text:p>
          </table:table-cell>
          <table:table-cell office:value-type="string" calcext:value-type="string">
            <text:p>[-64.58093625868597, -4.3496322830052225, -4.732192731067686, -7.026518627566247]</text:p>
          </table:table-cell>
          <table:table-cell office:value-type="string" calcext:value-type="string">
            <text:p>[-84.96879540203722, -5.083043644057761, -4.57904487633205, -7.06112660338194]</text:p>
          </table:table-cell>
          <table:table-cell office:value-type="string" calcext:value-type="string">
            <text:p>[-64.885724068347, -4.8170954832378765, -4.8219779870723345, -7.31741359944408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468993421285342, 0.47289317695627, 0.5323073815668194, 0.6068130820318206]</text:p>
          </table:table-cell>
          <table:table-cell office:value-type="string" calcext:value-type="string">
            <text:p>[0.2474090829653168, 0.472835805502104, 0.5328867691869983, 0.6047305444578317]</text:p>
          </table:table-cell>
          <table:table-cell table:number-columns-repeated="2" office:value-type="string" calcext:value-type="string">
            <text:p>[0.2827710282841394, 0.47650302265867917, 0.536068995482313, 0.6111945534971024]</text:p>
          </table:table-cell>
          <table:table-cell office:value-type="string" calcext:value-type="string">
            <text:p>[0.24790380501727136, 0.4727749748885472, 0.5316099327268904, 0.6060441598062466]</text:p>
          </table:table-cell>
          <table:table-cell table:number-columns-repeated="3" office:value-type="string" calcext:value-type="string">
            <text:p>[0.2468993421285342, 0.47289317695627, 0.5323073815668194, 0.6068130820318206]</text:p>
          </table:table-cell>
          <table:table-cell office:value-type="string" calcext:value-type="string">
            <text:p>[0.2467969052733547, 0.473771248345301, 0.5384584888949718, 0.6283019893807653]</text:p>
          </table:table-cell>
          <table:table-cell office:value-type="string" calcext:value-type="string">
            <text:p>[0.2500882235322136, 0.4728954680560689, 0.5315514515255025, 0.6050743341965883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4696485919622166, 0.47258047051062174, 0.5366992062868817, 0.6290282656537172]</text:p>
          </table:table-cell>
          <table:table-cell office:value-type="string" calcext:value-type="string">
            <text:p>[0.24965716241555838, 0.4724992934568984, 0.5315054194356088, 0.6050083803157822]</text:p>
          </table:table-cell>
          <table:table-cell office:value-type="string" calcext:value-type="string">
            <text:p>[0.2535997380399074, 0.4754009604158652, 0.5390485653680653, 0.6258435368688237]</text:p>
          </table:table-cell>
          <table:table-cell office:value-type="string" calcext:value-type="string">
            <text:p>[0.25009273859969494, 0.47238070034014995, 0.5329848207384177, 0.6130525396071325]</text:p>
          </table:table-cell>
          <table:table-cell office:value-type="string" calcext:value-type="string">
            <text:p>[0.2974084583809892, 0.4750008184587532, 0.5338006760028181, 0.6112669980469524]</text:p>
          </table:table-cell>
          <table:table-cell office:value-type="string" calcext:value-type="string">
            <text:p>[0.28319414653292146, 0.48036675423427216, 0.5434332955469101, 0.6236566979756488]</text:p>
          </table:table-cell>
          <table:table-cell office:value-type="string" calcext:value-type="string">
            <text:p>[0.28286866814117934, 0.47663277836245477, 0.5364373023192062, 0.6090685282038879]</text:p>
          </table:table-cell>
          <table:table-cell office:value-type="string" calcext:value-type="string">
            <text:p>[0.24741474369735833, 0.4804050605711001, 0.5451830888251534, 0.625929101480748]</text:p>
          </table:table-cell>
          <table:table-cell office:value-type="string" calcext:value-type="string">
            <text:p>[0.25490009799955443, 0.4728644575830554, 0.5344602529642535, 0.6140950848126705]</text:p>
          </table:table-cell>
          <table:table-cell office:value-type="string" calcext:value-type="string">
            <text:p>[0.25345258249949304, 0.4755703874203832, 0.542724709534992, 0.6254186722177639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505381571823987, 0.47930073323196376, 0.5496703176705352, 0.6494470195162939]</text:p>
          </table:table-cell>
          <table:table-cell office:value-type="string" calcext:value-type="string">
            <text:p>[0.25109750079129356, 0.47234474227015477, 0.5319284481064294, 0.603475229833855]</text:p>
          </table:table-cell>
          <table:table-cell office:value-type="string" calcext:value-type="string">
            <text:p>[0.25545510303483626, 0.4739572731223353, 0.5354177704763091, 0.6089557077744692]</text:p>
          </table:table-cell>
          <table:table-cell office:value-type="string" calcext:value-type="string">
            <text:p>[0.2489656249934987, 0.47153222539395717, 0.5352118579200114, 0.6239267284441747]</text:p>
          </table:table-cell>
          <table:table-cell office:value-type="string" calcext:value-type="string">
            <text:p>[0.2562638292864782, 0.47959900585524035, 0.5437847739785278, 0.6228039053251933]</text:p>
          </table:table-cell>
          <table:table-cell office:value-type="string" calcext:value-type="string">
            <text:p>[0.30014981662377627, 0.476255346961674, 0.540908483346043, 0.6342754267204492]</text:p>
          </table:table-cell>
          <table:table-cell office:value-type="string" calcext:value-type="string">
            <text:p>[0.2504594726101465, 0.473264717804698, 0.5319088277461742, 0.6028030566664058]</text:p>
          </table:table-cell>
          <table:table-cell office:value-type="string" calcext:value-type="string">
            <text:p>[0.2833213498045375, 0.47611449972681386, 0.5359965270164323, 0.61207472606869]</text:p>
          </table:table-cell>
          <table:table-cell office:value-type="string" calcext:value-type="string">
            <text:p>[0.24890353503834628, 0.47251795945090924, 0.5341046436110168, 0.615898152648863]</text:p>
          </table:table-cell>
          <table:table-cell office:value-type="string" calcext:value-type="string">
            <text:p>[0.300029799240067, 0.47888713817739675, 0.5357023924309798, 0.6092769313232246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099316627556977, 0.4777575607194537, 0.5376329397969941, 0.6132669323217472]</text:p>
          </table:table-cell>
          <table:table-cell office:value-type="string" calcext:value-type="string">
            <text:p>[0.24977999656264216, 0.4746175908395463, 0.5346882847210798, 0.6080342531383247]</text:p>
          </table:table-cell>
          <table:table-cell office:value-type="string" calcext:value-type="string">
            <text:p>[0.2482316749968644, 0.474438223750883, 0.5329580022540635, 0.6064088847478206]</text:p>
          </table:table-cell>
          <table:table-cell office:value-type="string" calcext:value-type="string">
            <text:p>[0.2982513044418461, 0.478324360294491, 0.5408700698480996, 0.6254558343121774]</text:p>
          </table:table-cell>
          <table:table-cell office:value-type="string" calcext:value-type="string">
            <text:p>[0.307095116930115, 0.4789872398475696, 0.53932329147823, 0.612377457990159]</text:p>
          </table:table-cell>
          <table:table-cell office:value-type="string" calcext:value-type="string">
            <text:p>[0.29772563195619633, 0.476143454538384, 0.5399885855246646, 0.6219973911615362]</text:p>
          </table:table-cell>
          <table:table-cell office:value-type="string" calcext:value-type="string">
            <text:p>[0.25045720686013434, 0.4754945437219918, 0.5416066121664876, 0.635435658810029]</text:p>
          </table:table-cell>
          <table:table-cell office:value-type="string" calcext:value-type="string">
            <text:p>[0.2522681840317199, 0.4734140602166108, 0.5392309485968338, 0.629604712047751]</text:p>
          </table:table-cell>
          <table:table-cell office:value-type="string" calcext:value-type="string">
            <text:p>[0.2500623717499966, 0.47603357956444126, 0.5413530436734859, 0.6281226859861156]</text:p>
          </table:table-cell>
          <table:table-cell office:value-type="string" calcext:value-type="string">
            <text:p>[0.25101972588599997, 0.47863194046502494, 0.5491511663988535, 0.640966435412165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901144436551061, 0.4753628175053414, 0.5422094468777816, 0.6377544026995053]</text:p>
          </table:table-cell>
          <table:table-cell office:value-type="string" calcext:value-type="string">
            <text:p>[0.25110724632689935, 0.4754445108216892, 0.533107475695573, 0.6107606033289614]</text:p>
          </table:table-cell>
          <table:table-cell office:value-type="string" calcext:value-type="string">
            <text:p>[0.2831551142902121, 0.47542368872932833, 0.533462049947038, 0.6053059358535084]</text:p>
          </table:table-cell>
          <table:table-cell office:value-type="string" calcext:value-type="string">
            <text:p>[0.25558090404648093, 0.4757034490581474, 0.548509752863116, 0.649056560425055]</text:p>
          </table:table-cell>
          <table:table-cell office:value-type="string" calcext:value-type="string">
            <text:p>[0.282145834253066, 0.4788208808841599, 0.5454289118606191, 0.6400142700117749]</text:p>
          </table:table-cell>
          <table:table-cell office:value-type="string" calcext:value-type="string">
            <text:p>[0.250417795758908, 0.4772599187704068, 0.5420782174207823, 0.6384805503851739]</text:p>
          </table:table-cell>
          <table:table-cell office:value-type="string" calcext:value-type="string">
            <text:p>[0.3312004019527594, 0.4780586788037936, 0.5340209793816841, 0.610842280773101]</text:p>
          </table:table-cell>
          <table:table-cell office:value-type="string" calcext:value-type="string">
            <text:p>[0.34165631209166497, 0.47949097664192997, 0.5389803762548698, 0.6192272669441401]</text:p>
          </table:table-cell>
          <table:table-cell office:value-type="string" calcext:value-type="string">
            <text:p>[0.3258760928206794, 0.4779989655453496, 0.5390305028973722, 0.621922411762053]</text:p>
          </table:table-cell>
          <table:table-cell office:value-type="string" calcext:value-type="string">
            <text:p>[0.3182250798242421, 0.47522390024596683, 0.5358440865282119, 0.6093514769360296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2508550725832128, 0.47770658375967523, 0.5438280705679961, 0.6372738109422317]</text:p>
          </table:table-cell>
          <table:table-cell office:value-type="string" calcext:value-type="string">
            <text:p>[0.2504556338124115, 0.47831198149947096, 0.5524530676303064, 0.6552621367272204]</text:p>
          </table:table-cell>
          <table:table-cell office:value-type="string" calcext:value-type="string">
            <text:p>[0.3247125235077746, 0.48303017767721435, 0.5555698070808963, 0.6561712460852555]</text:p>
          </table:table-cell>
          <table:table-cell office:value-type="string" calcext:value-type="string">
            <text:p>[0.3106920403444764, 0.4872310695073675, 0.5613051711785447, 0.6693460898734235]</text:p>
          </table:table-cell>
          <table:table-cell office:value-type="string" calcext:value-type="string">
            <text:p>[0.25326992936944226, 0.4811982812782581, 0.549309986861249, 0.6360326821653451]</text:p>
          </table:table-cell>
          <table:table-cell office:value-type="string" calcext:value-type="string">
            <text:p>[0.30785277432659647, 0.4888409354964067, 0.5643044189842097, 0.6653662333439916]</text:p>
          </table:table-cell>
          <table:table-cell office:value-type="string" calcext:value-type="string">
            <text:p>[0.2896469717035198, 0.4784822322509012, 0.5466767237915389, 0.6446206679532014]</text:p>
          </table:table-cell>
          <table:table-cell office:value-type="string" calcext:value-type="string">
            <text:p>[0.32410272625916603, 0.48603188637618944, 0.554530127601368, 0.6480005878964087]</text:p>
          </table:table-cell>
          <table:table-cell office:value-type="string" calcext:value-type="string">
            <text:p>[0.2542133351136529, 0.47994377295705914, 0.551112947598513, 0.6459204394436014]</text:p>
          </table:table-cell>
          <table:table-cell office:value-type="string" calcext:value-type="string">
            <text:p>[0.25253050540704053, 0.4784915697619249, 0.5468921792749554, 0.638799836278168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894962131174595, 0.4757576920375029, 0.5399038922889738, 0.630741001984953]</text:p>
          </table:table-cell>
          <table:table-cell office:value-type="string" calcext:value-type="string">
            <text:p>[0.3029659859399521, 0.48275110753830436, 0.5513048199785752, 0.648074384221786]</text:p>
          </table:table-cell>
          <table:table-cell office:value-type="string" calcext:value-type="string">
            <text:p>[0.28927166316272257, 0.4811816815306458, 0.5491130806798713, 0.6444817825863053]</text:p>
          </table:table-cell>
          <table:table-cell office:value-type="string" calcext:value-type="string">
            <text:p>[0.2497435465316879, 0.47902286359790724, 0.5667311834375688, 0.6949256847436829]</text:p>
          </table:table-cell>
          <table:table-cell office:value-type="string" calcext:value-type="string">
            <text:p>[0.3071416502225871, 0.4775002450348452, 0.544623313085631, 0.6382233637769389]</text:p>
          </table:table-cell>
          <table:table-cell office:value-type="string" calcext:value-type="string">
            <text:p>[0.3024361291953147, 0.48223935258854045, 0.5478511706641549, 0.6294288062227398]</text:p>
          </table:table-cell>
          <table:table-cell office:value-type="string" calcext:value-type="string">
            <text:p>[0.315392008019102, 0.4856355188814938, 0.5724940173743509, 0.6811694535860195]</text:p>
          </table:table-cell>
          <table:table-cell office:value-type="string" calcext:value-type="string">
            <text:p>[0.3090566325015911, 0.48319578303358746, 0.5491296401589444, 0.6484170616010786]</text:p>
          </table:table-cell>
          <table:table-cell office:value-type="string" calcext:value-type="string">
            <text:p>[0.3192918580263509, 0.4770419645183553, 0.543007184862635, 0.6402523933547709]</text:p>
          </table:table-cell>
          <table:table-cell office:value-type="string" calcext:value-type="string">
            <text:p>[0.25760986440134337, 0.47545454032197043, 0.5422067664730501, 0.6366266879446789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5707313831916406, 0.4771673282902785, 0.5398031252913532, 0.6153514915809106]</text:p>
          </table:table-cell>
          <table:table-cell office:value-type="string" calcext:value-type="string">
            <text:p>[0.3040214021163357, 0.4772796415148204, 0.5421322438270869, 0.6348870644731643]</text:p>
          </table:table-cell>
          <table:table-cell office:value-type="string" calcext:value-type="string">
            <text:p>[0.25994556196377633, 0.47375777383159984, 0.5403051424407052, 0.6366046166240698]</text:p>
          </table:table-cell>
          <table:table-cell office:value-type="string" calcext:value-type="string">
            <text:p>[0.36565778586846504, 0.48473490140446945, 0.5525011927840785, 0.6498560112423043]</text:p>
          </table:table-cell>
          <table:table-cell office:value-type="string" calcext:value-type="string">
            <text:p>[0.2896430836914721, 0.48081340684818513, 0.5458454295739731, 0.6337870337350658]</text:p>
          </table:table-cell>
          <table:table-cell office:value-type="string" calcext:value-type="string">
            <text:p>[0.2870731770648052, 0.4758967911954372, 0.546149760092325, 0.6426336222441805]</text:p>
          </table:table-cell>
          <table:table-cell office:value-type="string" calcext:value-type="string">
            <text:p>[0.36476102219073075, 0.47889976012188185, 0.543900864093728, 0.6347436764585266]</text:p>
          </table:table-cell>
          <table:table-cell office:value-type="string" calcext:value-type="string">
            <text:p>[0.30713826811732853, 0.48409279402264765, 0.5633191568623664, 0.6788844944894332]</text:p>
          </table:table-cell>
          <table:table-cell office:value-type="string" calcext:value-type="string">
            <text:p>[0.2591412511730034, 0.4793546639835061, 0.5507865086262311, 0.6473990119649874]</text:p>
          </table:table-cell>
          <table:table-cell office:value-type="string" calcext:value-type="string">
            <text:p>[0.3466948903995752, 0.47993713576669805, 0.5479590176873703, 0.649947601070323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012794908957588, 0.4821597295451024, 0.5543728566951144, 0.6546331893059366]</text:p>
          </table:table-cell>
          <table:table-cell office:value-type="string" calcext:value-type="string">
            <text:p>[0.3433046065147597, 0.48521737274079363, 0.5461517261086889, 0.6295802452301386]</text:p>
          </table:table-cell>
          <table:table-cell office:value-type="string" calcext:value-type="string">
            <text:p>[0.32512958488359306, 0.48027504193390425, 0.5441841502377739, 0.6309012043766834]</text:p>
          </table:table-cell>
          <table:table-cell office:value-type="string" calcext:value-type="string">
            <text:p>[0.37055771130333015, 0.4828402382419051, 0.5487108932100642, 0.648683636941022]</text:p>
          </table:table-cell>
          <table:table-cell office:value-type="string" calcext:value-type="string">
            <text:p>[0.33329498887873804, 0.4815636006326512, 0.5591730229913467, 0.6827921473618656]</text:p>
          </table:table-cell>
          <table:table-cell office:value-type="string" calcext:value-type="string">
            <text:p>[0.3091317910290508, 0.47888490829265906, 0.5481587033059865, 0.647498266903129]</text:p>
          </table:table-cell>
          <table:table-cell office:value-type="string" calcext:value-type="string">
            <text:p>[0.3126704104778976, 0.4842218511670693, 0.5519069397939714, 0.6535011375930143]</text:p>
          </table:table-cell>
          <table:table-cell office:value-type="string" calcext:value-type="string">
            <text:p>[0.25691988146714473, 0.47850949535063564, 0.5462516311163929, 0.6429413059508275]</text:p>
          </table:table-cell>
          <table:table-cell office:value-type="string" calcext:value-type="string">
            <text:p>[0.32038415624618705, 0.48098169742181834, 0.5538915951555101, 0.6553031174219851]</text:p>
          </table:table-cell>
          <table:table-cell office:value-type="string" calcext:value-type="string">
            <text:p>[0.34554216629435475, 0.48686132934129833, 0.559059168624577, 0.6585180286853122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43541392787048366, 0.485526570064442, 0.5525928782987071, 0.6503885566238188]</text:p>
          </table:table-cell>
          <table:table-cell office:value-type="string" calcext:value-type="string">
            <text:p>[0.26178060060222436, 0.4749952090354769, 0.5344881432901984, 0.6116478037020665]</text:p>
          </table:table-cell>
          <table:table-cell office:value-type="string" calcext:value-type="string">
            <text:p>[0.32119549461758296, 0.48479555823014325, 0.562044003144158, 0.6651187726071511]</text:p>
          </table:table-cell>
          <table:table-cell office:value-type="string" calcext:value-type="string">
            <text:p>[0.34179929853045476, 0.4837612832107574, 0.5525128051978887, 0.6567581053085345]</text:p>
          </table:table-cell>
          <table:table-cell office:value-type="string" calcext:value-type="string">
            <text:p>[0.2936098166155509, 0.482289763703026, 0.55298111028139, 0.6545516923496599]</text:p>
          </table:table-cell>
          <table:table-cell office:value-type="string" calcext:value-type="string">
            <text:p>[0.3721327773842205, 0.4900088489826368, 0.5598634560909588, 0.6601441153765588]</text:p>
          </table:table-cell>
          <table:table-cell office:value-type="string" calcext:value-type="string">
            <text:p>[0.32722353729167447, 0.48858059475978544, 0.5667916301299714, 0.6674987690289108]</text:p>
          </table:table-cell>
          <table:table-cell office:value-type="string" calcext:value-type="string">
            <text:p>[0.2587040544291926, 0.4829474033217614, 0.558891958878501, 0.6690062101792829]</text:p>
          </table:table-cell>
          <table:table-cell office:value-type="string" calcext:value-type="string">
            <text:p>[0.2878785427337334, 0.47776339871744544, 0.5459281007934029, 0.6413987449247162]</text:p>
          </table:table-cell>
          <table:table-cell office:value-type="string" calcext:value-type="string">
            <text:p>[0.36907022015893387, 0.4858748583706573, 0.5522335799489905, 0.640726985173946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255889465679026, 0.4859552861658837, 0.5559430776618066, 0.6561543295708002]</text:p>
          </table:table-cell>
          <table:table-cell office:value-type="string" calcext:value-type="string">
            <text:p>[0.3156013029368004, 0.4850033979708082, 0.5665096682494328, 0.6728758746049458]</text:p>
          </table:table-cell>
          <table:table-cell office:value-type="string" calcext:value-type="string">
            <text:p>[0.33264537850092635, 0.48116046662022705, 0.5418856981475926, 0.6170402690339716]</text:p>
          </table:table-cell>
          <table:table-cell office:value-type="string" calcext:value-type="string">
            <text:p>[0.32753970668268984, 0.4821289418783596, 0.5468859234946158, 0.6344854218234863]</text:p>
          </table:table-cell>
          <table:table-cell office:value-type="string" calcext:value-type="string">
            <text:p>[0.3516744392013663, 0.4827045465244866, 0.554046265677198, 0.6657339659556007]</text:p>
          </table:table-cell>
          <table:table-cell office:value-type="string" calcext:value-type="string">
            <text:p>[0.3222702792946297, 0.4824278044308036, 0.5465463004493303, 0.6247690889821975]</text:p>
          </table:table-cell>
          <table:table-cell office:value-type="string" calcext:value-type="string">
            <text:p>[0.4322895511574553, 0.492430711264955, 0.5530694921392278, 0.6374394472932742]</text:p>
          </table:table-cell>
          <table:table-cell office:value-type="string" calcext:value-type="string">
            <text:p>[0.33036995452691403, 0.48360824397405183, 0.5542185560855855, 0.6566319404350467]</text:p>
          </table:table-cell>
          <table:table-cell office:value-type="string" calcext:value-type="string">
            <text:p>[0.4573424167696612, 0.4916315902573229, 0.5541125373165757, 0.650131641153415]</text:p>
          </table:table-cell>
          <table:table-cell office:value-type="string" calcext:value-type="string">
            <text:p>[0.2913579193478153, 0.48027520462801104, 0.5533892997408183, 0.6599360172918662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3913731698209704, 0.4907515885458937, 0.5685276034351864, 0.669797553655057]</text:p>
          </table:table-cell>
          <table:table-cell office:value-type="string" calcext:value-type="string">
            <text:p>[0.44093432151439244, 0.5011210653537752, 0.5793114500712834, 0.685525947423402]</text:p>
          </table:table-cell>
          <table:table-cell office:value-type="string" calcext:value-type="string">
            <text:p>[0.4178586666679889, 0.4870269342036562, 0.5504822296433581, 0.6499471024516087]</text:p>
          </table:table-cell>
          <table:table-cell office:value-type="string" calcext:value-type="string">
            <text:p>[0.3148462646424634, 0.4878233450776658, 0.5629562548752528, 0.6690586766982983]</text:p>
          </table:table-cell>
          <table:table-cell office:value-type="string" calcext:value-type="string">
            <text:p>[0.31768470808983185, 0.48186361780420733, 0.5420584024164405, 0.622177309596641]</text:p>
          </table:table-cell>
          <table:table-cell office:value-type="string" calcext:value-type="string">
            <text:p>[0.4516209664261397, 0.4967288728337686, 0.5671053657243409, 0.6704407235296855]</text:p>
          </table:table-cell>
          <table:table-cell office:value-type="string" calcext:value-type="string">
            <text:p>[0.3175050575231551, 0.48246234524802206, 0.5515080933815446, 0.652273779839902]</text:p>
          </table:table-cell>
          <table:table-cell office:value-type="string" calcext:value-type="string">
            <text:p>[0.43222987540165053, 0.49565381134273784, 0.5692013603393817, 0.6709622841232268]</text:p>
          </table:table-cell>
          <table:table-cell office:value-type="string" calcext:value-type="string">
            <text:p>[0.3301646395870155, 0.4900990782483233, 0.5727225208914226, 0.6939377295542404]</text:p>
          </table:table-cell>
          <table:table-cell office:value-type="string" calcext:value-type="string">
            <text:p>[0.37127131815916503, 0.4838286095371985, 0.5482936662286426, 0.6398212570882543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0946146829647203, 0.4844687261349985, 0.5539324804298493, 0.6480398047311847]</text:p>
          </table:table-cell>
          <table:table-cell office:value-type="string" calcext:value-type="string">
            <text:p>[0.38429668722006316, 0.4886167629858166, 0.5690537828222179, 0.6841599871806711]</text:p>
          </table:table-cell>
          <table:table-cell office:value-type="string" calcext:value-type="string">
            <text:p>[0.33874202769004097, 0.49414671786381203, 0.5843039356112788, 0.7080191344708283]</text:p>
          </table:table-cell>
          <table:table-cell office:value-type="string" calcext:value-type="string">
            <text:p>[0.31564807830455305, 0.48371264098306443, 0.5667881224813656, 0.6796760393861211]</text:p>
          </table:table-cell>
          <table:table-cell office:value-type="string" calcext:value-type="string">
            <text:p>[0.2977652689922476, 0.4875118249413267, 0.565804378621018, 0.6854545571226286]</text:p>
          </table:table-cell>
          <table:table-cell office:value-type="string" calcext:value-type="string">
            <text:p>[0.3320089548691233, 0.4897999952078458, 0.559894160139632, 0.6648950179787313]</text:p>
          </table:table-cell>
          <table:table-cell office:value-type="string" calcext:value-type="string">
            <text:p>[0.3137549645236166, 0.48529566065128915, 0.5688473744132846, 0.6782972816830892]</text:p>
          </table:table-cell>
          <table:table-cell office:value-type="string" calcext:value-type="string">
            <text:p>[0.3182390499254908, 0.48624562476912003, 0.5579925075320348, 0.6654198035920001]</text:p>
          </table:table-cell>
          <table:table-cell office:value-type="string" calcext:value-type="string">
            <text:p>[0.3687352708638429, 0.48238852731537024, 0.5476261228142826, 0.6337503670190476]</text:p>
          </table:table-cell>
          <table:table-cell office:value-type="string" calcext:value-type="string">
            <text:p>[0.37152608501948137, 0.4901358817398922, 0.564981515702225, 0.6660841161384258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7356061897495557, 0.48378271615442786, 0.556583439083756, 0.6611610393717255]</text:p>
          </table:table-cell>
          <table:table-cell office:value-type="string" calcext:value-type="string">
            <text:p>[0.34323719466697433, 0.48964214228162195, 0.5706434737332747, 0.6871448319651243]</text:p>
          </table:table-cell>
          <table:table-cell office:value-type="string" calcext:value-type="string">
            <text:p>[0.4751082224743199, 0.4946481754490881, 0.5645931130689005, 0.6646781023464063]</text:p>
          </table:table-cell>
          <table:table-cell office:value-type="string" calcext:value-type="string">
            <text:p>[0.32761798157947725, 0.48414274441809246, 0.5528844367773093, 0.6515487042004837]</text:p>
          </table:table-cell>
          <table:table-cell office:value-type="string" calcext:value-type="string">
            <text:p>[0.3262013722237828, 0.49337375567185865, 0.5733826675200145, 0.6889851809553326]</text:p>
          </table:table-cell>
          <table:table-cell office:value-type="string" calcext:value-type="string">
            <text:p>[0.49291366604985176, 0.4930932409271068, 0.5517400423850453, 0.6465664550976661]</text:p>
          </table:table-cell>
          <table:table-cell office:value-type="string" calcext:value-type="string">
            <text:p>[0.37953006977069786, 0.48717003910144846, 0.563474395740518, 0.6715700192829399]</text:p>
          </table:table-cell>
          <table:table-cell office:value-type="string" calcext:value-type="string">
            <text:p>[0.34259823161018554, 0.4842808053585664, 0.5526660199014062, 0.6471354183429072]</text:p>
          </table:table-cell>
          <table:table-cell office:value-type="string" calcext:value-type="string">
            <text:p>[0.4189050513847814, 0.49075105386950546, 0.5546444742160128, 0.6494747822105493]</text:p>
          </table:table-cell>
          <table:table-cell office:value-type="string" calcext:value-type="string">
            <text:p>[0.3325223962404076, 0.4879776429180198, 0.5553316857924384, 0.6580295562825509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805041233016171, 0.4901069246944808, 0.5514665084484427, 0.6429529971537149]</text:p>
          </table:table-cell>
          <table:table-cell office:value-type="string" calcext:value-type="string">
            <text:p>[0.3838447972665661, 0.48815036344223894, 0.56655041007812, 0.6789092338143239]</text:p>
          </table:table-cell>
          <table:table-cell office:value-type="string" calcext:value-type="string">
            <text:p>[0.4823009101813002, 0.49056587301562626, 0.54829707728259, 0.6369328747357059]</text:p>
          </table:table-cell>
          <table:table-cell office:value-type="string" calcext:value-type="string">
            <text:p>[0.4401867632812894, 0.49210106926245745, 0.554565631323204, 0.6460921779216451]</text:p>
          </table:table-cell>
          <table:table-cell office:value-type="string" calcext:value-type="string">
            <text:p>[0.3711903775597, 0.49201673223683345, 0.5664383149382716, 0.662818009603529]</text:p>
          </table:table-cell>
          <table:table-cell office:value-type="string" calcext:value-type="string">
            <text:p>[0.40991209203830065, 0.48567678178478185, 0.5493209211836622, 0.6461176299676967]</text:p>
          </table:table-cell>
          <table:table-cell office:value-type="string" calcext:value-type="string">
            <text:p>[0.4515858346905551, 0.48793083581251134, 0.5517518406782417, 0.6469630745748546]</text:p>
          </table:table-cell>
          <table:table-cell office:value-type="string" calcext:value-type="string">
            <text:p>[0.4672997255719563, 0.49581962871679436, 0.5680919335666449, 0.6688685702817079]</text:p>
          </table:table-cell>
          <table:table-cell office:value-type="string" calcext:value-type="string">
            <text:p>[0.48047254999457883, 0.4920729399469023, 0.5543529064953516, 0.647376091528161]</text:p>
          </table:table-cell>
          <table:table-cell office:value-type="string" calcext:value-type="string">
            <text:p>[0.32367937150974996, 0.4886425140630894, 0.5558652545343894, 0.653361509583559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39078976775467655, 0.49729581297551273, 0.560366607392908, 0.6495944175344373]</text:p>
          </table:table-cell>
          <table:table-cell office:value-type="string" calcext:value-type="string">
            <text:p>[0.43952171148756053, 0.49461572908695617, 0.5615913938098305, 0.6530314029188676]</text:p>
          </table:table-cell>
          <table:table-cell office:value-type="string" calcext:value-type="string">
            <text:p>[0.5334773766131978, 0.5038229822999528, 0.5567103953538516, 0.6485647735739348]</text:p>
          </table:table-cell>
          <table:table-cell office:value-type="string" calcext:value-type="string">
            <text:p>[0.4766782290372522, 0.4958594020612424, 0.5564675684431676, 0.6495120771938392]</text:p>
          </table:table-cell>
          <table:table-cell office:value-type="string" calcext:value-type="string">
            <text:p>[0.48338202797464414, 0.49565307839698813, 0.558641532004523, 0.6512601105534873]</text:p>
          </table:table-cell>
          <table:table-cell office:value-type="string" calcext:value-type="string">
            <text:p>[0.45467731439453934, 0.4960845964166969, 0.5580635357381836, 0.6510422268706151]</text:p>
          </table:table-cell>
          <table:table-cell office:value-type="string" calcext:value-type="string">
            <text:p>[0.5150085328502187, 0.49703281715289555, 0.5563424677548807, 0.6488133205184338]</text:p>
          </table:table-cell>
          <table:table-cell office:value-type="string" calcext:value-type="string">
            <text:p>[0.4690050845819862, 0.49358103702771333, 0.5559485764475747, 0.648460900578666]</text:p>
          </table:table-cell>
          <table:table-cell office:value-type="string" calcext:value-type="string">
            <text:p>[0.5150085328502187, 0.49703281715289555, 0.5563424677548807, 0.6488133205184338]</text:p>
          </table:table-cell>
          <table:table-cell office:value-type="string" calcext:value-type="string">
            <text:p>[0.4840969009503807, 0.49565589130187016, 0.5569175667601114, 0.650223241379025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dh06']</text:p>
          </table:table-cell>
          <table:table-cell table:number-columns-repeated="2" office:value-type="string" calcext:value-type="string">
            <text:p>['ap04']</text:p>
          </table:table-cell>
          <table:table-cell office:value-type="string" calcext:value-type="string">
            <text:p>['dh03']</text:p>
          </table:table-cell>
          <table:table-cell table:number-columns-repeated="3" office:value-type="string" calcext:value-type="string">
            <text:p>['dh07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5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5', 'dh11']</text:p>
          </table:table-cell>
          <table:table-cell office:value-type="string" calcext:value-type="string">
            <text:p>['ap01', 'dh01']</text:p>
          </table:table-cell>
          <table:table-cell office:value-type="string" calcext:value-type="string">
            <text:p>['ap03', 'dh08']</text:p>
          </table:table-cell>
          <table:table-cell office:value-type="string" calcext:value-type="string">
            <text:p>['ap05', 'dh05']</text:p>
          </table:table-cell>
          <table:table-cell office:value-type="string" calcext:value-type="string">
            <text:p>['ap07', 'dh10']</text:p>
          </table:table-cell>
          <table:table-cell office:value-type="string" calcext:value-type="string">
            <text:p>['ap04', 'dh09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6', 'dh09']</text:p>
          </table:table-cell>
          <table:table-cell office:value-type="string" calcext:value-type="string">
            <text:p>['ap01', 'ap03']</text:p>
          </table:table-cell>
          <table:table-cell office:value-type="string" calcext:value-type="string">
            <text:p>['ap03', 'dh04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3', 'dh09', 'dh11']</text:p>
          </table:table-cell>
          <table:table-cell office:value-type="string" calcext:value-type="string">
            <text:p>['dh05', 'dh06', 'dh07']</text:p>
          </table:table-cell>
          <table:table-cell office:value-type="string" calcext:value-type="string">
            <text:p>['ap03', 'dh02', 'dh06']</text:p>
          </table:table-cell>
          <table:table-cell office:value-type="string" calcext:value-type="string">
            <text:p>['ap05', 'dh06', 'dh11']</text:p>
          </table:table-cell>
          <table:table-cell office:value-type="string" calcext:value-type="string">
            <text:p>['ap03', 'dh09', 'dh10']</text:p>
          </table:table-cell>
          <table:table-cell office:value-type="string" calcext:value-type="string">
            <text:p>['ap07', 'dh02', 'dh11']</text:p>
          </table:table-cell>
          <table:table-cell office:value-type="string" calcext:value-type="string">
            <text:p>['dh02', 'dh03', 'dh06']</text:p>
          </table:table-cell>
          <table:table-cell office:value-type="string" calcext:value-type="string">
            <text:p>['ap01', 'ap04', 'dh10']</text:p>
          </table:table-cell>
          <table:table-cell office:value-type="string" calcext:value-type="string">
            <text:p>['ap05', 'dh01', 'dh07']</text:p>
          </table:table-cell>
          <table:table-cell office:value-type="string" calcext:value-type="string">
            <text:p>['ap06', 'ap07', 'dh02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3', 'ap06', 'ap07', 'dh06']</text:p>
          </table:table-cell>
          <table:table-cell office:value-type="string" calcext:value-type="string">
            <text:p>['ap06', 'dh05', 'dh06', 'dh07']</text:p>
          </table:table-cell>
          <table:table-cell office:value-type="string" calcext:value-type="string">
            <text:p>['ap01', 'ap06', 'dh03', 'dh07']</text:p>
          </table:table-cell>
          <table:table-cell office:value-type="string" calcext:value-type="string">
            <text:p>['ap06', 'ap07', 'dh06', 'dh08']</text:p>
          </table:table-cell>
          <table:table-cell office:value-type="string" calcext:value-type="string">
            <text:p>['ap04', 'ap06', 'dh02', 'dh10']</text:p>
          </table:table-cell>
          <table:table-cell office:value-type="string" calcext:value-type="string">
            <text:p>['ap01', 'ap05', 'ap07', 'dh06']</text:p>
          </table:table-cell>
          <table:table-cell office:value-type="string" calcext:value-type="string">
            <text:p>['ap05', 'dh01', 'dh02', 'dh08']</text:p>
          </table:table-cell>
          <table:table-cell office:value-type="string" calcext:value-type="string">
            <text:p>['dh02', 'dh05', 'dh08', 'dh11']</text:p>
          </table:table-cell>
          <table:table-cell office:value-type="string" calcext:value-type="string">
            <text:p>['ap01', 'ap05', 'dh03', 'dh09']</text:p>
          </table:table-cell>
          <table:table-cell office:value-type="string" calcext:value-type="string">
            <text:p>['dh05', 'dh06', 'dh08', 'dh09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4', 'ap05', 'dh06', 'dh10', 'dh11']</text:p>
          </table:table-cell>
          <table:table-cell office:value-type="string" calcext:value-type="string">
            <text:p>['ap01', 'ap05', 'ap06', 'dh02', 'dh10']</text:p>
          </table:table-cell>
          <table:table-cell office:value-type="string" calcext:value-type="string">
            <text:p>['ap04', 'dh03', 'dh05', 'dh06', 'dh10']</text:p>
          </table:table-cell>
          <table:table-cell office:value-type="string" calcext:value-type="string">
            <text:p>['ap03', 'dh03', 'dh04', 'dh08', 'dh11']</text:p>
          </table:table-cell>
          <table:table-cell office:value-type="string" calcext:value-type="string">
            <text:p>['ap01', 'ap04', 'dh02', 'dh06', 'dh11']</text:p>
          </table:table-cell>
          <table:table-cell office:value-type="string" calcext:value-type="string">
            <text:p>['ap05', 'ap06', 'dh03', 'dh07', 'dh08']</text:p>
          </table:table-cell>
          <table:table-cell office:value-type="string" calcext:value-type="string">
            <text:p>['ap03', 'ap04', 'ap07', 'dh02', 'dh07']</text:p>
          </table:table-cell>
          <table:table-cell office:value-type="string" calcext:value-type="string">
            <text:p>['ap01', 'ap04', 'ap05', 'ap06', 'dh01']</text:p>
          </table:table-cell>
          <table:table-cell office:value-type="string" calcext:value-type="string">
            <text:p>['ap04', 'ap05', 'ap07', 'dh02', 'dh07']</text:p>
          </table:table-cell>
          <table:table-cell office:value-type="string" calcext:value-type="string">
            <text:p>['ap03', 'ap07', 'dh02', 'dh05', 'dh06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5', 'ap06', 'dh03', 'dh05', 'dh07', 'dh11']</text:p>
          </table:table-cell>
          <table:table-cell office:value-type="string" calcext:value-type="string">
            <text:p>['ap01', 'ap05', 'dh04', 'dh07', 'dh08', 'dh10']</text:p>
          </table:table-cell>
          <table:table-cell office:value-type="string" calcext:value-type="string">
            <text:p>['ap04', 'ap07', 'dh04', 'dh06', 'dh07', 'dh11']</text:p>
          </table:table-cell>
          <table:table-cell office:value-type="string" calcext:value-type="string">
            <text:p>['ap03', 'ap06', 'ap07', 'dh09', 'dh10', 'dh11']</text:p>
          </table:table-cell>
          <table:table-cell office:value-type="string" calcext:value-type="string">
            <text:p>['ap03', 'ap05', 'dh01', 'dh07', 'dh09', 'dh10']</text:p>
          </table:table-cell>
          <table:table-cell office:value-type="string" calcext:value-type="string">
            <text:p>['ap04', 'ap06', 'dh02', 'dh07', 'dh08', 'dh09']</text:p>
          </table:table-cell>
          <table:table-cell office:value-type="string" calcext:value-type="string">
            <text:p>['ap01', 'ap04', 'ap05', 'dh01', 'dh03', 'dh08']</text:p>
          </table:table-cell>
          <table:table-cell office:value-type="string" calcext:value-type="string">
            <text:p>['ap04', 'ap05', 'ap07', 'dh03', 'dh07', 'dh09']</text:p>
          </table:table-cell>
          <table:table-cell office:value-type="string" calcext:value-type="string">
            <text:p>['ap01', 'ap03', 'ap06', 'dh04', 'dh08', 'dh10']</text:p>
          </table:table-cell>
          <table:table-cell office:value-type="string" calcext:value-type="string">
            <text:p>['ap01', 'dh05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4', 'ap05', 'dh02', 'dh06', 'dh07', 'dh11']</text:p>
          </table:table-cell>
          <table:table-cell office:value-type="string" calcext:value-type="string">
            <text:p>['ap01', 'ap06', 'ap07', 'dh01', 'dh04', 'dh05', 'dh08']</text:p>
          </table:table-cell>
          <table:table-cell office:value-type="string" calcext:value-type="string">
            <text:p>['ap04', 'ap05', 'dh01', 'dh03', 'dh09', 'dh10', 'dh11']</text:p>
          </table:table-cell>
          <table:table-cell office:value-type="string" calcext:value-type="string">
            <text:p>['ap01', 'dh04', 'dh06', 'dh07', 'dh08', 'dh10', 'dh11']</text:p>
          </table:table-cell>
          <table:table-cell office:value-type="string" calcext:value-type="string">
            <text:p>['ap01', 'ap04', 'ap06', 'dh03', 'dh07', 'dh08', 'dh11']</text:p>
          </table:table-cell>
          <table:table-cell office:value-type="string" calcext:value-type="string">
            <text:p>['ap01', 'ap06', 'ap07', 'dh05', 'dh06', 'dh07', 'dh09']</text:p>
          </table:table-cell>
          <table:table-cell office:value-type="string" calcext:value-type="string">
            <text:p>['ap01', 'ap03', 'ap04', 'ap06', 'dh04', 'dh05', 'dh11']</text:p>
          </table:table-cell>
          <table:table-cell office:value-type="string" calcext:value-type="string">
            <text:p>['ap03', 'ap05', 'ap06', 'ap07', 'dh01', 'dh03', 'dh08']</text:p>
          </table:table-cell>
          <table:table-cell office:value-type="string" calcext:value-type="string">
            <text:p>['ap03', 'ap07', 'dh02', 'dh03', 'dh05', 'dh10', 'dh11']</text:p>
          </table:table-cell>
          <table:table-cell office:value-type="string" calcext:value-type="string">
            <text:p>['ap03', 'ap05', 'dh02', 'dh03', 'dh05', 'dh10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3', 'dh01', 'dh03', 'dh05', 'dh06', 'dh07', 'dh09', 'dh10']</text:p>
          </table:table-cell>
          <table:table-cell office:value-type="string" calcext:value-type="string">
            <text:p>['ap05', 'ap07', 'dh01', 'dh02', 'dh03', 'dh07', 'dh10', 'dh11']</text:p>
          </table:table-cell>
          <table:table-cell office:value-type="string" calcext:value-type="string">
            <text:p>['ap01', 'ap03', 'dh02', 'dh03', 'dh07', 'dh08', 'dh10', 'dh11']</text:p>
          </table:table-cell>
          <table:table-cell office:value-type="string" calcext:value-type="string">
            <text:p>['ap03', 'ap04', 'ap05', 'ap06', 'dh07', 'dh09', 'dh10', 'dh11']</text:p>
          </table:table-cell>
          <table:table-cell office:value-type="string" calcext:value-type="string">
            <text:p>['ap01', 'ap04', 'ap05', 'dh02', 'dh03', 'dh04', 'dh06', 'dh09']</text:p>
          </table:table-cell>
          <table:table-cell office:value-type="string" calcext:value-type="string">
            <text:p>['ap03', 'ap04', 'dh01', 'dh03', 'dh04', 'dh05', 'dh08', 'dh11']</text:p>
          </table:table-cell>
          <table:table-cell office:value-type="string" calcext:value-type="string">
            <text:p>['ap03', 'ap04', 'ap05', 'ap06', 'dh01', 'dh06', 'dh07', 'dh11']</text:p>
          </table:table-cell>
          <table:table-cell office:value-type="string" calcext:value-type="string">
            <text:p>['ap01', 'ap04', 'ap06', 'dh05', 'dh06', 'dh07', 'dh09', 'dh11']</text:p>
          </table:table-cell>
          <table:table-cell office:value-type="string" calcext:value-type="string">
            <text:p>['ap01', 'ap03', 'ap06', 'dh01', 'dh03', 'dh04', 'dh05', 'dh08']</text:p>
          </table:table-cell>
          <table:table-cell office:value-type="string" calcext:value-type="string">
            <text:p>['ap04', 'ap05', 'ap06', 'dh02', 'dh05', 'dh06', 'dh10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5', 'ap07', 'dh01', 'dh02', 'dh04', 'dh09', 'dh10', 'dh11']</text:p>
          </table:table-cell>
          <table:table-cell office:value-type="string" calcext:value-type="string">
            <text:p>['ap01', 'ap04', 'ap05', 'ap06', 'dh02', 'dh05', 'dh06', 'dh09', 'dh10']</text:p>
          </table:table-cell>
          <table:table-cell office:value-type="string" calcext:value-type="string">
            <text:p>['ap01', 'ap03', 'ap07', 'dh02', 'dh03', 'dh04', 'dh05', 'dh06', 'dh09']</text:p>
          </table:table-cell>
          <table:table-cell office:value-type="string" calcext:value-type="string">
            <text:p>['ap03', 'ap04', 'ap06', 'ap07', 'dh01', 'dh03', 'dh05', 'dh07', 'dh08']</text:p>
          </table:table-cell>
          <table:table-cell office:value-type="string" calcext:value-type="string">
            <text:p>['ap03', 'ap04', 'ap05', 'ap07', 'dh05', 'dh06', 'dh08', 'dh10', 'dh11']</text:p>
          </table:table-cell>
          <table:table-cell office:value-type="string" calcext:value-type="string">
            <text:p>['ap03', 'ap05', 'ap07', 'dh01', 'dh03', 'dh06', 'dh07', 'dh08', 'dh10']</text:p>
          </table:table-cell>
          <table:table-cell office:value-type="string" calcext:value-type="string">
            <text:p>['ap01', 'ap03', 'ap05', 'ap06', 'ap07', 'dh01', 'dh02', 'dh08', 'dh09']</text:p>
          </table:table-cell>
          <table:table-cell office:value-type="string" calcext:value-type="string">
            <text:p>['ap01', 'ap05', 'ap06', 'dh01', 'dh02', 'dh03', 'dh05', 'dh07', 'dh11']</text:p>
          </table:table-cell>
          <table:table-cell office:value-type="string" calcext:value-type="string">
            <text:p>['ap01', 'ap03', 'ap05', 'ap07', 'dh04', 'dh05', 'dh06', 'dh08', 'dh09']</text:p>
          </table:table-cell>
          <table:table-cell office:value-type="string" calcext:value-type="string">
            <text:p>['ap04', 'ap05', 'ap06', 'dh03', 'dh05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4', 'ap05', 'ap06', 'ap07', 'dh01', 'dh04', 'dh06', 'dh07', 'dh08']</text:p>
          </table:table-cell>
          <table:table-cell office:value-type="string" calcext:value-type="string">
            <text:p>['ap01', 'ap03', 'ap06', 'dh01', 'dh02', 'dh03', 'dh05', 'dh06', 'dh07', 'dh10']</text:p>
          </table:table-cell>
          <table:table-cell office:value-type="string" calcext:value-type="string">
            <text:p>['ap01', 'ap03', 'ap05', 'ap07', 'dh01', 'dh04', 'dh05', 'dh08', 'dh09', 'dh10']</text:p>
          </table:table-cell>
          <table:table-cell office:value-type="string" calcext:value-type="string">
            <text:p>['ap01', 'ap04', 'ap05', 'ap06', 'dh03', 'dh04', 'dh05', 'dh06', 'dh08', 'dh09']</text:p>
          </table:table-cell>
          <table:table-cell office:value-type="string" calcext:value-type="string">
            <text:p>['ap01', 'ap04', 'ap05', 'dh02', 'dh03', 'dh04', 'dh08', 'dh09', 'dh10', 'dh11']</text:p>
          </table:table-cell>
          <table:table-cell office:value-type="string" calcext:value-type="string">
            <text:p>['ap03', 'ap04', 'ap06', 'ap07', 'dh03', 'dh05', 'dh07', 'dh08', 'dh09', 'dh11']</text:p>
          </table:table-cell>
          <table:table-cell office:value-type="string" calcext:value-type="string">
            <text:p>['ap04', 'ap05', 'ap07', 'dh01', 'dh03', 'dh04', 'dh07', 'dh09', 'dh10', 'dh11']</text:p>
          </table:table-cell>
          <table:table-cell office:value-type="string" calcext:value-type="string">
            <text:p>['ap01', 'ap03', 'ap05', 'dh01', 'dh02', 'dh03', 'dh07', 'dh08', 'dh09', 'dh11']</text:p>
          </table:table-cell>
          <table:table-cell office:value-type="string" calcext:value-type="string">
            <text:p>['ap03', 'ap04', 'dh01', 'dh02', 'dh03', 'dh04', 'dh05', 'dh06', 'dh08', 'dh09']</text:p>
          </table:table-cell>
          <table:table-cell office:value-type="string" calcext:value-type="string">
            <text:p>['ap01', 'ap03', 'ap04', 'ap05', 'ap06', 'dh02', 'dh05', 'dh07', 'dh09', 'dh10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5', 'ap07', 'dh01', 'dh02', 'dh03', 'dh04', 'dh05', 'dh07', 'dh10', 'dh11']</text:p>
          </table:table-cell>
          <table:table-cell office:value-type="string" calcext:value-type="string">
            <text:p>['ap01', 'ap03', 'ap04', 'ap06', 'dh03', 'dh05', 'dh06', 'dh07', 'dh08', 'dh09', 'dh11']</text:p>
          </table:table-cell>
          <table:table-cell office:value-type="string" calcext:value-type="string">
            <text:p>['ap01', 'ap03', 'ap06', 'ap07', 'dh01', 'dh02', 'dh03', 'dh04', 'dh05', 'dh06', 'dh10']</text:p>
          </table:table-cell>
          <table:table-cell office:value-type="string" calcext:value-type="string">
            <text:p>['ap01', 'ap04', 'ap07', 'dh01', 'dh03', 'dh05', 'dh06', 'dh07', 'dh08', 'dh09', 'dh10']</text:p>
          </table:table-cell>
          <table:table-cell office:value-type="string" calcext:value-type="string">
            <text:p>['ap01', 'ap03', 'ap04', 'ap05', 'ap07', 'dh01', 'dh02', 'dh05', 'dh06', 'dh08', 'dh09']</text:p>
          </table:table-cell>
          <table:table-cell office:value-type="string" calcext:value-type="string">
            <text:p>['ap01', 'ap03', 'ap06', 'ap07', 'dh01', 'dh04', 'dh05', 'dh06', 'dh07', 'dh09', 'dh10']</text:p>
          </table:table-cell>
          <table:table-cell office:value-type="string" calcext:value-type="string">
            <text:p>['ap01', 'ap03', 'ap04', 'ap05', 'ap06', 'ap07', 'dh01', 'dh02', 'dh07', 'dh09', 'dh10']</text:p>
          </table:table-cell>
          <table:table-cell office:value-type="string" calcext:value-type="string">
            <text:p>['ap01', 'ap04', 'ap07', 'dh02', 'dh03', 'dh04', 'dh05', 'dh07', 'dh08', 'dh10', 'dh11']</text:p>
          </table:table-cell>
          <table:table-cell office:value-type="string" calcext:value-type="string">
            <text:p>['ap01', 'ap03', 'ap04', 'ap05', 'ap06', 'ap07', 'dh03', 'dh06', 'dh08', 'dh09', 'dh11']</text:p>
          </table:table-cell>
          <table:table-cell office:value-type="string" calcext:value-type="string">
            <text:p>['ap01', 'ap04', 'ap05', 'dh01', 'dh03', 'dh04', 'dh05', 'dh06', 'dh08', 'dh09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5', 'ap06', 'ap07', 'dh01', 'dh02', 'dh04', 'dh05', 'dh07', 'dh09', 'dh11']</text:p>
          </table:table-cell>
          <table:table-cell office:value-type="string" calcext:value-type="string">
            <text:p>['ap01', 'ap03', 'ap04', 'ap05', 'ap06', 'ap07', 'dh01', 'dh02', 'dh04', 'dh07', 'dh09', 'dh11']</text:p>
          </table:table-cell>
          <table:table-cell office:value-type="string" calcext:value-type="string">
            <text:p>['ap01', 'ap04', 'ap05', 'ap06', 'ap07', 'dh01', 'dh03', 'dh05', 'dh06', 'dh08', 'dh10', 'dh11']</text:p>
          </table:table-cell>
          <table:table-cell office:value-type="string" calcext:value-type="string">
            <text:p>['ap01', 'ap03', 'ap05', 'ap06', 'ap07', 'dh02', 'dh03', 'dh04', 'dh06', 'dh07', 'dh09', 'dh11']</text:p>
          </table:table-cell>
          <table:table-cell office:value-type="string" calcext:value-type="string">
            <text:p>['ap01', 'ap03', 'ap05', 'ap06', 'ap07', 'dh03', 'dh04', 'dh05', 'dh06', 'dh07', 'dh09', 'dh10']</text:p>
          </table:table-cell>
          <table:table-cell office:value-type="string" calcext:value-type="string">
            <text:p>['ap01', 'ap03', 'ap04', 'ap05', 'ap06', 'ap07', 'dh02', 'dh05', 'dh07', 'dh08', 'dh09', 'dh10']</text:p>
          </table:table-cell>
          <table:table-cell office:value-type="string" calcext:value-type="string">
            <text:p>['ap01', 'ap05', 'ap07', 'dh01', 'dh02', 'dh03', 'dh04', 'dh05', 'dh06', 'dh07', 'dh10', 'dh11']</text:p>
          </table:table-cell>
          <table:table-cell office:value-type="string" calcext:value-type="string">
            <text:p>['ap01', 'ap03', 'ap04', 'ap05', 'ap06', 'ap07', 'dh01', 'dh02', 'dh04', 'dh06', 'dh07', 'dh09']</text:p>
          </table:table-cell>
          <table:table-cell office:value-type="string" calcext:value-type="string">
            <text:p>['ap01', 'ap03', 'ap06', 'ap07', 'dh02', 'dh05', 'dh06', 'dh07', 'dh08', 'dh09', 'dh10', 'dh11']</text:p>
          </table:table-cell>
          <table:table-cell office:value-type="string" calcext:value-type="string">
            <text:p>['ap01', 'ap03', 'ap04', 'ap05', 'ap06', 'dh02', 'dh04', 'dh05', 'dh06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4', 'ap06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3', 'dh05', 'dh06', 'dh07', 'dh09', 'dh10', 'dh11']</text:p>
          </table:table-cell>
          <table:table-cell office:value-type="string" calcext:value-type="string">
            <text:p>['ap03', 'ap04', 'ap05', 'ap07', 'dh02', 'dh04', 'dh05', 'dh06', 'dh07', 'dh08', 'dh09', 'dh10', 'dh11']</text:p>
          </table:table-cell>
          <table:table-cell office:value-type="string" calcext:value-type="string">
            <text:p>['ap01', 'ap03', 'ap04', 'ap06', 'dh01', 'dh02', 'dh03', 'dh06', 'dh07', 'dh08', 'dh09', 'dh10', 'dh11']</text:p>
          </table:table-cell>
          <table:table-cell office:value-type="string" calcext:value-type="string">
            <text:p>['ap03', 'ap04', 'ap05', 'dh02', 'dh03', 'dh04', 'dh05', 'dh06', 'dh07', 'dh08', 'dh09', 'dh10', 'dh11']</text:p>
          </table:table-cell>
          <table:table-cell office:value-type="string" calcext:value-type="string">
            <text:p>['ap01', 'ap03', 'ap05', 'ap06', 'ap07', 'dh02', 'dh03', 'dh04', 'dh05', 'dh07', 'dh09', 'dh10', 'dh11']</text:p>
          </table:table-cell>
          <table:table-cell office:value-type="string" calcext:value-type="string">
            <text:p>['ap01', 'ap03', 'ap04', 'ap06', 'dh02', 'dh03', 'dh04', 'dh05', 'dh06', 'dh07', 'dh08', 'dh09', 'dh11']</text:p>
          </table:table-cell>
          <table:table-cell office:value-type="string" calcext:value-type="string">
            <text:p>['ap01', 'ap03', 'ap05', 'ap06', 'ap07', 'dh03', 'dh04', 'dh05', 'dh06', 'dh08', 'dh09', 'dh10', 'dh11']</text:p>
          </table:table-cell>
          <table:table-cell office:value-type="string" calcext:value-type="string">
            <text:p>['ap01', 'ap03', 'ap04', 'ap05', 'ap06', 'dh01', 'dh02', 'dh03', 'dh04', 'dh06', 'dh07', 'dh09', 'dh10']</text:p>
          </table:table-cell>
          <table:table-cell office:value-type="string" calcext:value-type="string">
            <text:p>['ap03', 'ap04', 'ap06', 'ap07', 'dh02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6', 'dh01', 'dh02', 'dh04', 'dh06', 'dh07', 'dh08', 'dh09', 'dh10', 'dh11']</text:p>
          </table:table-cell>
          <table:table-cell office:value-type="string" calcext:value-type="string">
            <text:p>['ap03', 'ap04', 'ap05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9', 'dh11']</text:p>
          </table:table-cell>
          <table:table-cell office:value-type="string" calcext:value-type="string">
            <text:p>['ap01', 'ap05', 'ap06', 'ap07', 'dh01', 'dh02', 'dh03', 'dh04', 'dh05', 'dh06', 'dh07', 'dh08', 'dh09', 'dh10']</text:p>
          </table:table-cell>
          <table:table-cell office:value-type="string" calcext:value-type="string">
            <text:p>['ap03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3', 'dh04', 'dh05', 'dh06', 'dh08', 'dh10', 'dh11']</text:p>
          </table:table-cell>
          <table:table-cell office:value-type="string" calcext:value-type="string">
            <text:p>['ap01', 'ap03', 'ap04', 'ap05', 'ap06', 'dh01', 'dh02', 'dh03', 'dh04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9', 'dh11']</text:p>
          </table:table-cell>
          <table:table-cell office:value-type="string" calcext:value-type="string">
            <text:p>['ap01', 'ap04', 'ap05', 'ap06', 'ap07', 'dh01', 'dh02', 'dh03', 'dh05', 'dh07', 'dh08', 'dh09', 'dh10', 'dh11']</text:p>
          </table:table-cell>
          <table:table-cell office:value-type="string" calcext:value-type="string">
            <text:p>['ap01', 'ap03', 'ap05', 'ap06', 'ap07', 'dh02', 'dh03', 'dh04', 'dh05', 'dh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5', 'dh06', 'dh09', 'dh10', 'dh11']</text:p>
          </table:table-cell>
          <table:table-cell office:value-type="string" calcext:value-type="string">
            <text:p>['ap01', 'ap03', 'ap04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1']</text:p>
          </table:table-cell>
          <table:table-cell office:value-type="string" calcext:value-type="string">
            <text:p>['ap03', 'ap04', 'ap05', 'ap06', 'ap07', 'dh01', 'dh02', 'dh03', 'dh04', 'dh05', 'dh06', 'dh07', 'dh09', 'dh10', 'dh11']</text:p>
          </table:table-cell>
          <table:table-cell office:value-type="string" calcext:value-type="string">
            <text:p>[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]</text:p>
          </table:table-cell>
          <table:table-cell office:value-type="string" calcext:value-type="string">
            <text:p>['ap01', 'ap03', 'ap04', 'ap05', 'ap06', 'ap07', 'dh01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7', 'dh10', 'dh11']</text:p>
          </table:table-cell>
          <table:table-cell office:value-type="string" calcext:value-type="string">
            <text:p>['ap01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